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567"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68"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569"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570"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571"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572"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573"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574"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575"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576"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577"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578"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579"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58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81" style:family="paragraph" style:parent-style-name="Text_20_body">
      <style:paragraph-properties style:line-height-at-least="0.635cm" fo:text-align="start" style:justify-single-word="false"/>
      <style:text-properties officeooo:paragraph-rsid="0291261e"/>
    </style:style>
    <style:style style:name="P5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58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58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58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58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58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58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589"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59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59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7ea990" fo:background-color="transparent" loext:char-shading-value="0"/>
    </style:style>
    <style:style style:name="T491" style:family="text">
      <style:text-properties fo:language="en" fo:country="US" officeooo:rsid="023b4a13" fo:background-color="transparent" loext:char-shading-value="0"/>
    </style:style>
    <style:style style:name="T492" style:family="text">
      <style:text-properties fo:color="#ffffff" loext:opacity="100%" fo:language="en" fo:country="US" officeooo:rsid="023b4a13" fo:background-color="transparent" loext:char-shading-value="0"/>
    </style:style>
    <style:style style:name="T493" style:family="text">
      <style:text-properties fo:color="#ffffff" loext:opacity="100%" fo:language="en" fo:country="US" officeooo:rsid="023c4255" fo:background-color="transparent" loext:char-shading-value="0"/>
    </style:style>
    <style:style style:name="T494" style:family="text">
      <style:text-properties fo:color="#000000" loext:opacity="100%" style:font-name="Arial" fo:font-size="12pt" fo:language="en" fo:country="US" officeooo:rsid="02495f4f" fo:background-color="#ffff00" loext:char-shading-value="0" style:font-size-asian="10.5pt" style:font-size-complex="12pt"/>
    </style:style>
    <style:style style:name="T495" style:family="text">
      <style:text-properties fo:color="#ffffff" loext:opacity="100%" fo:language="en" fo:country="US" officeooo:rsid="02470bcc" fo:background-color="transparent" loext:char-shading-value="0"/>
    </style:style>
    <style:style style:name="T496" style:family="text">
      <style:text-properties fo:language="en" fo:country="US" officeooo:rsid="02470bcc" fo:background-color="transparent" loext:char-shading-value="0"/>
    </style:style>
    <style:style style:name="T497" style:family="text">
      <style:text-properties fo:language="en" fo:country="US" fo:font-weight="normal" officeooo:rsid="02470bcc" fo:background-color="transparent" loext:char-shading-value="0"/>
    </style:style>
    <style:style style:name="T498" style:family="text">
      <style:text-properties fo:color="#ffffff" loext:opacity="100%" fo:language="en" fo:country="US" officeooo:rsid="02472bfc" fo:background-color="transparent" loext:char-shading-value="0"/>
    </style:style>
    <style:style style:name="T499" style:family="text">
      <style:text-properties fo:color="#ffff00" loext:opacity="100%" fo:language="en" fo:country="US" officeooo:rsid="025c1650" fo:background-color="transparent" loext:char-shading-value="0"/>
    </style:style>
    <style:style style:name="T500" style:family="text">
      <style:text-properties fo:language="en" fo:country="US" officeooo:rsid="0247d4be" fo:background-color="transparent" loext:char-shading-value="0"/>
    </style:style>
    <style:style style:name="T501" style:family="text">
      <style:text-properties fo:color="#000000" loext:opacity="100%" style:font-name="Arial" fo:font-size="12pt" fo:language="en" fo:country="US" officeooo:rsid="024015ca" fo:background-color="#ffff00" loext:char-shading-value="0" style:font-size-asian="10.5pt" style:font-size-complex="12pt"/>
    </style:style>
    <style:style style:name="T502" style:family="text">
      <style:text-properties fo:color="#000000" loext:opacity="100%" style:font-name="Arial" fo:font-size="12pt" fo:language="en" fo:country="US" officeooo:rsid="02448d2e" fo:background-color="#ffff00" loext:char-shading-value="0" style:font-size-asian="10.5pt" style:font-size-complex="12pt"/>
    </style:style>
    <style:style style:name="T503" style:family="text">
      <style:text-properties fo:color="#ffffff" loext:opacity="100%" fo:language="en" fo:country="US" fo:font-weight="normal" officeooo:rsid="024015ca" fo:background-color="transparent" loext:char-shading-value="0"/>
    </style:style>
    <style:style style:name="T504" style:family="text">
      <style:text-properties fo:language="en" fo:country="US" officeooo:rsid="024015ca" fo:background-color="transparent" loext:char-shading-value="0"/>
    </style:style>
    <style:style style:name="T505" style:family="text">
      <style:text-properties fo:color="#ffffff" loext:opacity="100%" fo:language="en" fo:country="US" officeooo:rsid="024015ca" fo:background-color="transparent" loext:char-shading-value="0"/>
    </style:style>
    <style:style style:name="T506" style:family="text">
      <style:text-properties fo:color="#ffffff" loext:opacity="100%" fo:language="en" fo:country="US" officeooo:rsid="0240edad" fo:background-color="transparent" loext:char-shading-value="0"/>
    </style:style>
    <style:style style:name="T507" style:family="text">
      <style:text-properties fo:language="en" fo:country="US" officeooo:rsid="0240edad" fo:background-color="transparent" loext:char-shading-value="0"/>
    </style:style>
    <style:style style:name="T508" style:family="text">
      <style:text-properties fo:color="#ffffff" loext:opacity="100%" fo:language="en" fo:country="US" officeooo:rsid="0241a2b7" fo:background-color="transparent" loext:char-shading-value="0"/>
    </style:style>
    <style:style style:name="T509" style:family="text">
      <style:text-properties fo:color="#ffffff" loext:opacity="100%" fo:language="en" fo:country="US" officeooo:rsid="025e57e2" fo:background-color="transparent" loext:char-shading-value="0"/>
    </style:style>
    <style:style style:name="T510" style:family="text">
      <style:text-properties fo:language="en" fo:country="US" officeooo:rsid="0241a2b7" fo:background-color="transparent" loext:char-shading-value="0"/>
    </style:style>
    <style:style style:name="T511" style:family="text">
      <style:text-properties fo:color="#000000" loext:opacity="100%" style:font-name="Arial" fo:font-size="12pt" fo:language="en" fo:country="US" officeooo:rsid="0251d31d" fo:background-color="#ffff00" loext:char-shading-value="0" style:font-size-asian="10.5pt" style:font-size-complex="12pt"/>
    </style:style>
    <style:style style:name="T512" style:family="text">
      <style:text-properties fo:color="#ffffff" loext:opacity="100%" fo:language="en" fo:country="US" officeooo:rsid="024a1d22" fo:background-color="transparent" loext:char-shading-value="0"/>
    </style:style>
    <style:style style:name="T513" style:family="text">
      <style:text-properties fo:color="#ffff00" loext:opacity="100%" fo:language="en" fo:country="US" officeooo:rsid="024a1d22" fo:background-color="transparent" loext:char-shading-value="0"/>
    </style:style>
    <style:style style:name="T514" style:family="text">
      <style:text-properties fo:color="#ffffff" loext:opacity="100%" fo:language="en" fo:country="US" officeooo:rsid="024c2399" fo:background-color="transparent" loext:char-shading-value="0"/>
    </style:style>
    <style:style style:name="T515" style:family="text">
      <style:text-properties fo:language="en" fo:country="US" officeooo:rsid="024e9b41" fo:background-color="transparent" loext:char-shading-value="0"/>
    </style:style>
    <style:style style:name="T516" style:family="text">
      <style:text-properties fo:color="#ffffff" loext:opacity="100%" fo:language="en" fo:country="US" officeooo:rsid="025292d9" fo:background-color="transparent" loext:char-shading-value="0"/>
    </style:style>
    <style:style style:name="T517" style:family="text">
      <style:text-properties fo:color="#ffff00" loext:opacity="100%" fo:language="en" fo:country="US" officeooo:rsid="025292d9" fo:background-color="transparent" loext:char-shading-value="0"/>
    </style:style>
    <style:style style:name="T518" style:family="text">
      <style:text-properties fo:language="en" fo:country="US" officeooo:rsid="025292d9" fo:background-color="transparent" loext:char-shading-value="0"/>
    </style:style>
    <style:style style:name="T519" style:family="text">
      <style:text-properties fo:language="en" fo:country="US" officeooo:rsid="0254cae6" fo:background-color="transparent" loext:char-shading-value="0"/>
    </style:style>
    <style:style style:name="T520" style:family="text">
      <style:text-properties fo:language="en" fo:country="US" officeooo:rsid="0257fd70" fo:background-color="transparent" loext:char-shading-value="0"/>
    </style:style>
    <style:style style:name="T521" style:family="text">
      <style:text-properties fo:language="en" fo:country="US" officeooo:rsid="02547349" fo:background-color="transparent" loext:char-shading-value="0"/>
    </style:style>
    <style:style style:name="T522" style:family="text">
      <style:text-properties fo:language="en" fo:country="US" officeooo:rsid="0259010e" fo:background-color="transparent" loext:char-shading-value="0"/>
    </style:style>
    <style:style style:name="T523" style:family="text">
      <style:text-properties fo:color="#000000" loext:opacity="100%" style:font-name="Arial" fo:font-size="12pt" fo:language="en" fo:country="US" officeooo:rsid="025ed74d" fo:background-color="#ffff00" loext:char-shading-value="0" style:font-size-asian="10.5pt" style:font-size-complex="12pt"/>
    </style:style>
    <style:style style:name="T524" style:family="text">
      <style:text-properties fo:color="#ffffff" loext:opacity="100%" fo:language="en" fo:country="US" officeooo:rsid="025ed74d" fo:background-color="transparent" loext:char-shading-value="0"/>
    </style:style>
    <style:style style:name="T525" style:family="text">
      <style:text-properties fo:language="en" fo:country="US" officeooo:rsid="025ed74d" fo:background-color="transparent" loext:char-shading-value="0"/>
    </style:style>
    <style:style style:name="T526" style:family="text">
      <style:text-properties fo:language="en" fo:country="US" officeooo:rsid="0262365f" fo:background-color="transparent" loext:char-shading-value="0"/>
    </style:style>
    <style:style style:name="T527" style:family="text">
      <style:text-properties fo:language="en" fo:country="US" officeooo:rsid="02607ae6" fo:background-color="transparent" loext:char-shading-value="0"/>
    </style:style>
    <style:style style:name="T528" style:family="text">
      <style:text-properties fo:color="#000000" loext:opacity="100%" style:font-name="Arial" fo:font-size="12pt" fo:language="en" fo:country="US" officeooo:rsid="0263a152" fo:background-color="#ffff00" loext:char-shading-value="0" style:font-size-asian="10.5pt" style:font-size-complex="12pt"/>
    </style:style>
    <style:style style:name="T529" style:family="text">
      <style:text-properties fo:color="#ffffff" loext:opacity="100%" fo:language="en" fo:country="US" officeooo:rsid="0263a152" fo:background-color="transparent" loext:char-shading-value="0"/>
    </style:style>
    <style:style style:name="T530" style:family="text">
      <style:text-properties fo:language="en" fo:country="US" officeooo:rsid="0263a152" fo:background-color="transparent" loext:char-shading-value="0"/>
    </style:style>
    <style:style style:name="T531" style:family="text">
      <style:text-properties fo:language="en" fo:country="US" officeooo:rsid="02641efe" fo:background-color="transparent" loext:char-shading-value="0"/>
    </style:style>
    <style:style style:name="T532" style:family="text">
      <style:text-properties fo:color="#ffffff" loext:opacity="100%" fo:language="en" fo:country="US" officeooo:rsid="02641efe" fo:background-color="transparent" loext:char-shading-value="0"/>
    </style:style>
    <style:style style:name="T533" style:family="text">
      <style:text-properties fo:color="#000000" loext:opacity="100%" style:font-name="Arial" fo:font-size="12pt" fo:language="en" fo:country="US" officeooo:rsid="02690de9" fo:background-color="#ffff00" loext:char-shading-value="0" style:font-size-asian="10.5pt" style:font-size-complex="12pt"/>
    </style:style>
    <style:style style:name="T534" style:family="text">
      <style:text-properties fo:color="#ffffff" loext:opacity="100%" fo:language="en" fo:country="US" officeooo:rsid="02669d89" fo:background-color="transparent" loext:char-shading-value="0"/>
    </style:style>
    <style:style style:name="T535" style:family="text">
      <style:text-properties fo:language="en" fo:country="US" officeooo:rsid="02669d89" fo:background-color="transparent" loext:char-shading-value="0"/>
    </style:style>
    <style:style style:name="T536" style:family="text">
      <style:text-properties fo:language="en" fo:country="US" officeooo:rsid="0268267e" fo:background-color="transparent" loext:char-shading-value="0"/>
    </style:style>
    <style:style style:name="T537" style:family="text">
      <style:text-properties fo:color="#ffffff" loext:opacity="100%" fo:language="en" fo:country="US" officeooo:rsid="0268267e" fo:background-color="transparent" loext:char-shading-value="0"/>
    </style:style>
    <style:style style:name="T538" style:family="text">
      <style:text-properties fo:color="#000000" loext:opacity="100%" style:font-name="Arial" fo:font-size="12pt" fo:language="en" fo:country="US" officeooo:rsid="026ae30d" fo:background-color="#ffff00" loext:char-shading-value="0" style:font-size-asian="10.5pt" style:font-size-complex="12pt"/>
    </style:style>
    <style:style style:name="T539" style:family="text">
      <style:text-properties fo:color="#ffffff" loext:opacity="100%" fo:language="en" fo:country="US" officeooo:rsid="026ae30d" fo:background-color="transparent" loext:char-shading-value="0"/>
    </style:style>
    <style:style style:name="T540" style:family="text">
      <style:text-properties fo:color="#a1467e" loext:opacity="100%" fo:language="en" fo:country="US" officeooo:rsid="00c3c542" fo:background-color="transparent" loext:char-shading-value="0"/>
    </style:style>
    <style:style style:name="T541" style:family="text">
      <style:text-properties fo:color="#ffffff" loext:opacity="100%" fo:language="en" fo:country="US" officeooo:rsid="026af710" fo:background-color="transparent" loext:char-shading-value="0"/>
    </style:style>
    <style:style style:name="T542" style:family="text">
      <style:text-properties fo:color="#ffffff" loext:opacity="100%" fo:language="en" fo:country="US" officeooo:rsid="026cc31e" fo:background-color="transparent" loext:char-shading-value="0"/>
    </style:style>
    <style:style style:name="T543" style:family="text">
      <style:text-properties fo:language="en" fo:country="US" officeooo:rsid="026cc31e" fo:background-color="transparent" loext:char-shading-value="0"/>
    </style:style>
    <style:style style:name="T544" style:family="text">
      <style:text-properties fo:language="en" fo:country="US" officeooo:rsid="026d4176" fo:background-color="transparent" loext:char-shading-value="0"/>
    </style:style>
    <style:style style:name="T545" style:family="text">
      <style:text-properties fo:color="#ffffff" loext:opacity="100%" fo:language="en" fo:country="US" officeooo:rsid="026d4176" fo:background-color="transparent" loext:char-shading-value="0"/>
    </style:style>
    <style:style style:name="T546" style:family="text">
      <style:text-properties fo:color="#ffffff" loext:opacity="100%" fo:language="en" fo:country="US" officeooo:rsid="026e4b77" fo:background-color="transparent" loext:char-shading-value="0"/>
    </style:style>
    <style:style style:name="T547" style:family="text">
      <style:text-properties fo:language="en" fo:country="US" officeooo:rsid="026e4b77" fo:background-color="transparent" loext:char-shading-value="0"/>
    </style:style>
    <style:style style:name="T548" style:family="text">
      <style:text-properties fo:language="en" fo:country="US" officeooo:rsid="0275e1c8" fo:background-color="transparent" loext:char-shading-value="0"/>
    </style:style>
    <style:style style:name="T549" style:family="text">
      <style:text-properties fo:language="en" fo:country="US" officeooo:rsid="026fce6d" fo:background-color="transparent" loext:char-shading-value="0"/>
    </style:style>
    <style:style style:name="T550" style:family="text">
      <style:text-properties fo:language="en" fo:country="US" officeooo:rsid="0270d3a5" fo:background-color="transparent" loext:char-shading-value="0"/>
    </style:style>
    <style:style style:name="T551" style:family="text">
      <style:text-properties fo:color="#000000" loext:opacity="100%" style:font-name="Arial" fo:font-size="12pt" fo:language="en" fo:country="US" officeooo:rsid="0271eb58" fo:background-color="#ffff00" loext:char-shading-value="0" style:font-size-asian="10.5pt" style:font-size-complex="12pt"/>
    </style:style>
    <style:style style:name="T552" style:family="text">
      <style:text-properties fo:color="#ffffff" loext:opacity="100%" fo:language="en" fo:country="US" officeooo:rsid="0271eb58" fo:background-color="transparent" loext:char-shading-value="0"/>
    </style:style>
    <style:style style:name="T553" style:family="text">
      <style:text-properties fo:language="en" fo:country="US" officeooo:rsid="0271eb58" fo:background-color="transparent" loext:char-shading-value="0"/>
    </style:style>
    <style:style style:name="T554" style:family="text">
      <style:text-properties fo:language="en" fo:country="US" officeooo:rsid="02742be5" fo:background-color="transparent" loext:char-shading-value="0"/>
    </style:style>
    <style:style style:name="T555" style:family="text">
      <style:text-properties fo:language="en" fo:country="US" officeooo:rsid="02751288" fo:background-color="transparent" loext:char-shading-value="0"/>
    </style:style>
    <style:style style:name="T556" style:family="text">
      <style:text-properties fo:language="en" fo:country="US" officeooo:rsid="02748431" fo:background-color="transparent" loext:char-shading-value="0"/>
    </style:style>
    <style:style style:name="T557" style:family="text">
      <style:text-properties fo:color="#000000" loext:opacity="100%" style:font-name="Arial" fo:font-size="12pt" fo:language="en" fo:country="US" officeooo:rsid="0277b832" fo:background-color="#ffff00" loext:char-shading-value="0" style:font-size-asian="10.5pt" style:font-size-complex="12pt"/>
    </style:style>
    <style:style style:name="T558" style:family="text">
      <style:text-properties fo:color="#ffffff" loext:opacity="100%" fo:language="en" fo:country="US" officeooo:rsid="0277b832" fo:background-color="transparent" loext:char-shading-value="0"/>
    </style:style>
    <style:style style:name="T559" style:family="text">
      <style:text-properties fo:language="en" fo:country="US" officeooo:rsid="0277b832" fo:background-color="transparent" loext:char-shading-value="0"/>
    </style:style>
    <style:style style:name="T560" style:family="text">
      <style:text-properties fo:language="en" fo:country="US" officeooo:rsid="0279b16c" fo:background-color="transparent" loext:char-shading-value="0"/>
    </style:style>
    <style:style style:name="T561" style:family="text">
      <style:text-properties fo:language="en" fo:country="US" officeooo:rsid="027b73d2" fo:background-color="transparent" loext:char-shading-value="0"/>
    </style:style>
    <style:style style:name="T562" style:family="text">
      <style:text-properties fo:language="en" fo:country="US" officeooo:rsid="027c15c2" fo:background-color="transparent" loext:char-shading-value="0"/>
    </style:style>
    <style:style style:name="T563" style:family="text">
      <style:text-properties fo:color="#000000" loext:opacity="100%" style:font-name="Arial" fo:font-size="18pt" fo:language="en" fo:country="US" officeooo:rsid="02808f7a" fo:background-color="#ff8000" loext:char-shading-value="0" style:font-size-asian="18pt" style:font-size-complex="18pt"/>
    </style:style>
    <style:style style:name="T564" style:family="text">
      <style:text-properties fo:color="#000000" loext:opacity="100%" style:font-name="Arial" fo:font-size="12pt" fo:language="en" fo:country="US" officeooo:rsid="02808f7a" fo:background-color="#ff8000" loext:char-shading-value="0" style:font-size-asian="10.5pt" style:font-size-complex="12pt"/>
    </style:style>
    <style:style style:name="T565" style:family="text">
      <style:text-properties fo:color="#ffffff" loext:opacity="100%" fo:language="en" fo:country="US" officeooo:rsid="02808f7a" fo:background-color="transparent" loext:char-shading-value="0"/>
    </style:style>
    <style:style style:name="T566" style:family="text">
      <style:text-properties fo:language="en" fo:country="US" officeooo:rsid="02808f7a" fo:background-color="transparent" loext:char-shading-value="0"/>
    </style:style>
    <style:style style:name="T567" style:family="text">
      <style:text-properties fo:color="#000000" loext:opacity="100%" style:font-name="Arial" fo:font-size="12pt" fo:language="en" fo:country="US" officeooo:rsid="028819fd" fo:background-color="#ff8000" loext:char-shading-value="0" style:font-size-asian="10.5pt" style:font-size-complex="12pt"/>
    </style:style>
    <style:style style:name="T568" style:family="text">
      <style:text-properties fo:language="en" fo:country="US" officeooo:rsid="02823adc" fo:background-color="transparent" loext:char-shading-value="0"/>
    </style:style>
    <style:style style:name="T569" style:family="text">
      <style:text-properties fo:language="en" fo:country="US" officeooo:rsid="0282aa7c" fo:background-color="transparent" loext:char-shading-value="0"/>
    </style:style>
    <style:style style:name="T570" style:family="text">
      <style:text-properties fo:color="#ffffff" loext:opacity="100%" fo:language="en" fo:country="US" officeooo:rsid="0282aa7c" fo:background-color="transparent" loext:char-shading-value="0"/>
    </style:style>
    <style:style style:name="T571" style:family="text">
      <style:text-properties fo:language="en" fo:country="US" officeooo:rsid="02872b30" fo:background-color="transparent" loext:char-shading-value="0"/>
    </style:style>
    <style:style style:name="T572" style:family="text">
      <style:text-properties fo:color="#ffffff" loext:opacity="100%" fo:language="en" fo:country="US" officeooo:rsid="02835437" fo:background-color="transparent" loext:char-shading-value="0"/>
    </style:style>
    <style:style style:name="T573" style:family="text">
      <style:text-properties fo:language="en" fo:country="US" officeooo:rsid="02835437" fo:background-color="transparent" loext:char-shading-value="0"/>
    </style:style>
    <style:style style:name="T574" style:family="text">
      <style:text-properties fo:color="#ffffff" loext:opacity="100%" fo:language="en" fo:country="US" officeooo:rsid="0285e823" fo:background-color="transparent" loext:char-shading-value="0"/>
    </style:style>
    <style:style style:name="T575" style:family="text">
      <style:text-properties fo:language="en" fo:country="US" officeooo:rsid="0285e823" fo:background-color="transparent" loext:char-shading-value="0"/>
    </style:style>
    <style:style style:name="T576" style:family="text">
      <style:text-properties fo:color="#ffffff" loext:opacity="100%" fo:language="en" fo:country="US" officeooo:rsid="028819fd" fo:background-color="transparent" loext:char-shading-value="0"/>
    </style:style>
    <style:style style:name="T577" style:family="text">
      <style:text-properties fo:color="#ffffff" loext:opacity="100%" fo:language="en" fo:country="US" officeooo:rsid="028832b8" fo:background-color="transparent" loext:char-shading-value="0"/>
    </style:style>
    <style:style style:name="T578" style:family="text">
      <style:text-properties fo:language="en" fo:country="US" officeooo:rsid="028832b8" fo:background-color="transparent" loext:char-shading-value="0"/>
    </style:style>
    <style:style style:name="T579" style:family="text">
      <style:text-properties fo:language="en" fo:country="US" officeooo:rsid="0289f25b" fo:background-color="transparent" loext:char-shading-value="0"/>
    </style:style>
    <style:style style:name="T580" style:family="text">
      <style:text-properties fo:color="#ffffff" loext:opacity="100%" fo:language="en" fo:country="US" officeooo:rsid="0289f25b" fo:background-color="transparent" loext:char-shading-value="0"/>
    </style:style>
    <style:style style:name="T581" style:family="text">
      <style:text-properties fo:color="#ffffff" loext:opacity="100%" fo:language="en" fo:country="US" officeooo:rsid="028bb4cf" fo:background-color="transparent" loext:char-shading-value="0"/>
    </style:style>
    <style:style style:name="T582" style:family="text">
      <style:text-properties fo:language="en" fo:country="US" officeooo:rsid="028bb4cf" fo:background-color="transparent" loext:char-shading-value="0"/>
    </style:style>
    <style:style style:name="T583" style:family="text">
      <style:text-properties fo:language="en" fo:country="US" officeooo:rsid="028d6099" fo:background-color="transparent" loext:char-shading-value="0"/>
    </style:style>
    <style:style style:name="T584" style:family="text">
      <style:text-properties fo:color="#ffffff" loext:opacity="100%" fo:language="en" fo:country="US" officeooo:rsid="028d6099" fo:background-color="transparent" loext:char-shading-value="0"/>
    </style:style>
    <style:style style:name="T585" style:family="text">
      <style:text-properties fo:color="#ffffff" loext:opacity="100%" fo:language="en" fo:country="US" officeooo:rsid="028f5ec4" fo:background-color="transparent" loext:char-shading-value="0"/>
    </style:style>
    <style:style style:name="T586" style:family="text">
      <style:text-properties fo:language="en" fo:country="US" officeooo:rsid="028f5ec4" fo:background-color="transparent" loext:char-shading-value="0"/>
    </style:style>
    <style:style style:name="T587" style:family="text">
      <style:text-properties fo:color="#000000" loext:opacity="100%" style:font-name="Arial" fo:font-size="12pt" fo:language="en" fo:country="US" officeooo:rsid="028fd998" fo:background-color="#ff8000" loext:char-shading-value="0" style:font-size-asian="10.5pt" style:font-size-complex="12pt"/>
    </style:style>
    <style:style style:name="T588" style:family="text">
      <style:text-properties fo:color="#ffffff" loext:opacity="100%" fo:language="en" fo:country="US" officeooo:rsid="028fd998" fo:background-color="transparent" loext:char-shading-value="0"/>
    </style:style>
    <style:style style:name="T589" style:family="text">
      <style:text-properties fo:language="en" fo:country="US" officeooo:rsid="028fd998" fo:background-color="transparent" loext:char-shading-value="0"/>
    </style:style>
    <style:style style:name="T590" style:family="text">
      <style:text-properties fo:color="#ffffff" loext:opacity="100%" style:font-name="Arial" fo:font-size="18pt" fo:language="en" fo:country="US" officeooo:rsid="0291261e" fo:background-color="#00a933" loext:char-shading-value="0" style:font-size-asian="18pt" style:font-size-complex="18pt"/>
    </style:style>
    <style:style style:name="T591"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592" style:family="text">
      <style:text-properties fo:color="#ffffff" loext:opacity="100%" fo:language="en" fo:country="US" officeooo:rsid="0292a7b0" fo:background-color="transparent" loext:char-shading-value="0"/>
    </style:style>
    <style:style style:name="T593"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594" style:family="text">
      <style:text-properties fo:color="#ffffff" loext:opacity="100%" fo:language="en" fo:country="US" officeooo:rsid="029350eb" fo:background-color="transparent" loext:char-shading-value="0"/>
    </style:style>
    <style:style style:name="T595" style:family="text">
      <style:text-properties fo:color="#ffffff" loext:opacity="100%" fo:language="en" fo:country="US" officeooo:rsid="029383c6" fo:background-color="transparent" loext:char-shading-value="0"/>
    </style:style>
    <style:style style:name="T596"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597" style:family="text">
      <style:text-properties fo:color="#ff0000" loext:opacity="100%" fo:language="en" fo:country="US" fo:background-color="transparent" loext:char-shading-value="0"/>
    </style:style>
    <style:style style:name="T598" style:family="text">
      <style:text-properties fo:color="#ff0000" loext:opacity="100%" fo:language="en" fo:country="US" officeooo:rsid="029383c6" fo:background-color="transparent" loext:char-shading-value="0"/>
    </style:style>
    <style:style style:name="T599" style:family="text">
      <style:text-properties fo:language="en" fo:country="US" officeooo:rsid="029383c6" fo:background-color="transparent" loext:char-shading-value="0"/>
    </style:style>
    <style:style style:name="T600" style:family="text">
      <style:text-properties fo:color="#ffffff" loext:opacity="100%" fo:language="en" fo:country="US" officeooo:rsid="0294f9c4" fo:background-color="transparent" loext:char-shading-value="0"/>
    </style:style>
    <style:style style:name="T601" style:family="text">
      <style:text-properties fo:color="#ffffff" loext:opacity="100%" fo:language="en" fo:country="US" officeooo:rsid="029595bf" fo:background-color="transparent" loext:char-shading-value="0"/>
    </style:style>
    <style:style style:name="T602"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603" style:family="text">
      <style:text-properties fo:color="#ffffff" loext:opacity="100%" fo:language="en" fo:country="US" officeooo:rsid="02960efb" fo:background-color="transparent" loext:char-shading-value="0"/>
    </style:style>
    <style:style style:name="T604"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605" style:family="text">
      <style:text-properties fo:language="en" fo:country="US" officeooo:rsid="02977766" fo:background-color="transparent" loext:char-shading-value="0"/>
    </style:style>
    <style:style style:name="T606" style:family="text">
      <style:text-properties fo:color="#ff0000" loext:opacity="100%" fo:language="en" fo:country="US" officeooo:rsid="02977766" fo:background-color="transparent" loext:char-shading-value="0"/>
    </style:style>
    <style:style style:name="T607" style:family="text">
      <style:text-properties fo:color="#ffffff" loext:opacity="100%" fo:language="en" fo:country="US" officeooo:rsid="02977766" fo:background-color="transparent" loext:char-shading-value="0"/>
    </style:style>
    <style:style style:name="T608"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609" style:family="text">
      <style:text-properties fo:color="#ffffff" loext:opacity="100%" style:font-name="Arial" fo:font-size="12pt" fo:language="en" fo:country="US" officeooo:rsid="029ac031" fo:background-color="#00a933" loext:char-shading-value="0" style:font-size-asian="10.5pt" style:font-size-complex="12pt"/>
    </style:style>
    <style:style style:name="T610" style:family="text">
      <style:text-properties fo:color="#ffffff" loext:opacity="100%" fo:language="en" fo:country="US" officeooo:rsid="029ac031" fo:background-color="transparent" loext:char-shading-value="0"/>
    </style:style>
    <style:style style:name="T611" style:family="text">
      <style:text-properties fo:color="#ffffff" loext:opacity="100%" fo:language="en" fo:country="US" officeooo:rsid="029ae416" fo:background-color="transparent" loext:char-shading-value="0"/>
    </style:style>
    <style:style style:name="T612" style:family="text">
      <style:text-properties fo:language="en" fo:country="US" fo:background-color="transparent" loext:char-shading-value="0"/>
    </style:style>
    <style:style style:name="T613" style:family="text">
      <style:text-properties fo:language="en" fo:country="US" officeooo:rsid="029ae416" fo:background-color="transparent" loext:char-shading-value="0"/>
    </style:style>
    <style:style style:name="T614" style:family="text">
      <style:text-properties fo:language="en" fo:country="US" officeooo:rsid="029ac031"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 </text:span></text:span><text:span text:style-name="_2f__2f_C"><text:span text:style-name="T489">//</text:span></text:span><text:span text:style-name="_2f__2f_C"><text:span text:style-name="T490">tambien puedo borrar la linea de arriba y hacer</text:span></text:span><text:span text:style-name="_3c_C_3e_"><text:span text:style-name="T490"> throw MiClase();</text:span></text:span></text:p>
      <text:p text:style-name="P532"><text:span text:style-name="_3c_C_3e_"><text:span text:style-name="T491">}catch(</text:span></text:span><text:span text:style-name="_3c_C_2b__2b__3e_"><text:span text:style-name="T352">MiClase</text:span></text:span><text:span text:style-name="_3c_C_3e_"><text:span text:style-name="T491"> ex){...}</text:span></text:span></text:p>
      <text:p text:style-name="P531"><text:span text:style-name="_3c_C_3e_"><text:span text:style-name="T488">Dicha clase, tiene que tener un constructor de copia, ya que se hará una copia al lanzar la excepción. </text:span></text:span><text:span text:style-name="_3c_C_3e_"><text:span text:style-name="T492">Si el constructor de copia es borrado, protegido o privado no se lanzará la excepción, </text:span></text:span><text:span text:style-name="_3c_C_3e_"><text:span text:style-name="T493">por que como hemos dicho, todo lo que esté dentro del </text:span></text:span><text:span text:style-name="_3c_C_2b__2b__3e_"><text:span text:style-name="T352">try</text:span></text:span><text:span text:style-name="_3c_C_3e_"><text:span text:style-name="T493">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4">Evitar copia en captura catch</text:span></text:span></text:h>
      <text:p text:style-name="P534"><text:span text:style-name="_3c_C_3e_"><text:span text:style-name="T495">Otra cuestión es que cuando “capturamos la excepción” con catch, dentro del mismo se hace una copia:</text:span></text:span></text:p>
      <text:p text:style-name="P535"><text:span text:style-name="_3c_C_3e_"><text:span text:style-name="T496">try{</text:span></text:span></text:p>
      <text:p text:style-name="P535"><text:span text:style-name="_3c_C_3e_"><text:span text:style-name="T496"><text:tab/>int num = 0;</text:span></text:span></text:p>
      <text:h text:style-name="P536" text:outline-level="3"><text:soft-page-break/><text:span text:style-name="_3c_C_3e_"><text:span text:style-name="T489"><text:tab/>throw </text:span></text:span><text:span text:style-name="_3c_C_3e_"><text:span text:style-name="T496">num</text:span></text:span><text:span text:style-name="_3c_C_3e_"><text:span text:style-name="T489">; </text:span></text:span><text:span text:style-name="_2f__2f_C"><text:span text:style-name="T489">//</text:span></text:span><text:span text:style-name="_2f__2f_C"><text:span text:style-name="T496">esto es una copia NECESARIA por que num morirá depues del try</text:span></text:span></text:h>
      <text:p text:style-name="P537"><text:span text:style-name="_3c_C_3e_"><text:span text:style-name="T497">} // catch(int ex); </text:span></text:span><text:span text:style-name="_2f__2f_C"><text:span text:style-name="T497">//esto es OTRA copia por lo que gastamos más memoria.</text:span></text:span></text:p>
      <text:p text:style-name="P537"><text:span text:style-name="_3c_C_2b__2b__3e_"><text:span text:style-name="T352">catch</text:span></text:span><text:span text:style-name="_3c_C_3e_"><text:span text:style-name="T497">(int </text:span></text:span><text:span text:style-name="_3c_C_2b__2b__3e_"><text:span text:style-name="T352">&amp;</text:span></text:span><text:span text:style-name="_3c_C_3e_"><text:span text:style-name="T497">ex); </text:span></text:span><text:span text:style-name="_2f__2f_C"><text:span text:style-name="T497">//no es copia ya que vamos a la memoria donde existe la excepción</text:span></text:span></text:p>
      <text:p text:style-name="P538"><text:span text:style-name="_3c_C_3e_"><text:span text:style-name="T498">Al capturar el </text:span></text:span><text:span text:style-name="_3c_C_2b__2b__3e_"><text:span text:style-name="T352">catch</text:span></text:span><text:span text:style-name="_3c_C_3e_"><text:span text:style-name="T498"> por referencia, evitamos la copia. Muy importante cuando la excepción lanzada son objetos (clases) que ocupan mucho en memoria </text:span></text:span><text:span text:style-name="_3c_C_3e_"><text:span text:style-name="T499">Y PUEDEN SER SLICING OBJECTS al copiarlo</text:span></text:span></text:p>
      <text:p text:style-name="P539"><text:span text:style-name="_3c_C_2b__2b__3e_"><text:span text:style-name="T352">catch</text:span></text:span><text:span text:style-name="_3c_C_3e_"><text:span text:style-name="T496">(</text:span></text:span><text:span text:style-name="_3c_C_3e_"><text:span text:style-name="T500">myClass</text:span></text:span><text:span text:style-name="_3c_C_3e_"><text:span text:style-name="T496"> </text:span></text:span><text:span text:style-name="_3c_C_2b__2b__3e_"><text:span text:style-name="T352">&amp;</text:span></text:span><text:span text:style-name="_3c_C_3e_"><text:span text:style-name="T496">ex);</text:span></text:span></text:p>
      <text:p text:style-name="P538"><text:span text:style-name="_3c_C_3e_"><text:span text:style-name="T498"/></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1">Varios catch </text:span></text:span><text:span text:style-name="_3c_C_3e_"><text:span text:style-name="T502">para varios throw</text:span></text:span></text:h>
      <text:p text:style-name="P541"><text:span text:style-name="_3c_C_3e_"><text:span text:style-name="T503">Ya sabemos que si hay un </text:span></text:span><text:span text:style-name="_3c_C_2b__2b__3e_"><text:span text:style-name="T352">throw</text:span></text:span><text:span text:style-name="_3c_C_3e_"><text:span text:style-name="T503">, debe haber un </text:span></text:span><text:span text:style-name="_3c_C_2b__2b__3e_"><text:span text:style-name="T352">catch</text:span></text:span><text:span text:style-name="_3c_C_3e_"><text:span text:style-name="T503">. Pero puede haber varios.</text:span></text:span></text:p>
      <text:p text:style-name="P542"><text:span text:style-name="_3c_C_2b__2b__3e_"><text:span text:style-name="T352">try</text:span></text:span><text:span text:style-name="_3c_C_3e_"><text:span text:style-name="T504">{</text:span></text:span></text:p>
      <text:p text:style-name="P542"><text:span text:style-name="_3c_C_3e_"><text:span text:style-name="T504"><text:tab/>if (condicion)</text:span></text:span></text:p>
      <text:p text:style-name="P542"><text:span text:style-name="_3c_C_3e_"><text:span text:style-name="T504"><text:tab/><text:tab/></text:span></text:span><text:span text:style-name="_3c_C_2b__2b__3e_"><text:span text:style-name="T352">throw</text:span></text:span><text:span text:style-name="_3c_C_3e_"><text:span text:style-name="T504"> 0;} </text:span></text:span><text:span text:style-name="_2f__2f_C"><text:span text:style-name="T504">//lanza un entero</text:span></text:span></text:p>
      <text:p text:style-name="P542"><text:span text:style-name="_3c_C_2b__2b__3e_"><text:span text:style-name="T352">catch</text:span></text:span><text:span text:style-name="_3c_C_3e_"><text:span text:style-name="T504"> (std::string ex){}</text:span></text:span></text:p>
      <text:p text:style-name="P542"><text:span text:style-name="_3c_C_2b__2b__3e_"><text:span text:style-name="T352">catch</text:span></text:span><text:span text:style-name="_3c_C_3e_"><text:span text:style-name="T504"> (int ex){}; </text:span></text:span><text:span text:style-name="_2f__2f_C"><text:span text:style-name="T504">//este será el recogido ya que el throw es un entero.</text:span></text:span></text:p>
      <text:p text:style-name="P541"><text:span text:style-name="_3c_C_3e_"><text:span text:style-name="T505">si hubiera un </text:span></text:span><text:span text:style-name="_3c_C_2b__2b__3e_"><text:span text:style-name="T352">catch</text:span></text:span><text:span text:style-name="_3c_C_3e_"><text:span text:style-name="T505">, pero no del mismo tipo lanzado, </text:span></text:span><text:span text:style-name="_3c_C_3e_"><text:span text:style-name="T506">el programa terminaría llamando a std::terminate().</text:span></text:span></text:p>
      <text:p text:style-name="P543"><text:span text:style-name="_3c_C_3e_"><text:span text:style-name="T506">Esto es para que si se lanzan varios throw en el código, cada catch tome el tipo correspondiente.</text:span></text:span></text:p>
      <text:p text:style-name="P543"><text:span text:style-name="_3c_C_3e_"><text:span text:style-name="T506">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7">no alcanzará este</text:span></text:span></text:p>
      <text:p text:style-name="P544"><text:span text:style-name="_2f__2f_C"><text:span text:style-name="T507"/></text:span></text:p>
      <text:p text:style-name="P545"><text:span text:style-name="_3c_C_3e_"><text:span text:style-name="T508">Si queremos capturar de cualquier tipo que se lance, ponemos </text:span></text:span><text:span text:style-name="_3c_C_2b__2b__3e_"><text:span text:style-name="T352">catch(…) </text:span></text:span><text:span text:style-name="_3c_C_3e_"><text:span text:style-name="T508">que es válido en C++98. </text:span></text:span><text:span text:style-name="_3c_C_3e_"><text:span text:style-name="T509">Si hay más </text:span></text:span><text:span text:style-name="_3c_C_2b__2b__3e_"><text:span text:style-name="T352">catch</text:span></text:span><text:span text:style-name="_3c_C_3e_"><text:span text:style-name="T509">,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10">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10">//es el que se ejecutará.</text:span></text:span></text:p>
      <text:p text:style-name="P546"><text:span text:style-name="_2f__2f_C"><text:span text:style-name="T510"/></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1">clases herencias</text:span></text:span></text:h>
      <text:p text:style-name="P548"><text:span text:style-name="_3c_C_3e_"><text:span text:style-name="T512">Se puede lanzar de </text:span></text:span><text:span text:style-name="_3c_C_3e_"><text:span text:style-name="T513">objetos heredados</text:span></text:span><text:span text:style-name="_3c_C_3e_"><text:span text:style-name="T512">, pero los </text:span></text:span><text:span text:style-name="_3c_C_2b__2b__3e_"><text:span text:style-name="T352">catch</text:span></text:span><text:span text:style-name="_3c_C_3e_"><text:span text:style-name="T512"> han de ser en orden inverso, </text:span></text:span><text:span text:style-name="_3c_C_3e_"><text:span text:style-name="T514">por que si se pone clases origen antes, estas son más generales y pillarían toda excepción al ser las derivadas parte de las generales. Por eso hay que ir de mas especificas a padres</text:span></text:span><text:span text:style-name="_3c_C_3e_"><text:span text:style-name="T512">:</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5">si pusiera esta la primera, todo error de hijos quedaria anulado por esta</text:span></text:span></text:p>
      <text:p text:style-name="P549"><text:span text:style-name="_3c_C_3e_"><text:span text:style-name="T516">Pero esto se haría asi, si no usaramos </text:span></text:span><text:span text:style-name="_3c_C_3e_"><text:span text:style-name="T517">polimorfismo</text:span></text:span><text:span text:style-name="_3c_C_3e_"><text:span text:style-name="T516">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6">, ya solo hace falta poner un </text:span></text:span><text:span text:style-name="_3c_C_2b__2b__3e_"><text:span text:style-name="T352">catch</text:span></text:span><text:span text:style-name="_3c_C_3e_"><text:span text:style-name="T516">.</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8">};</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9">const std::string funcion() const </text:span></text:span><text:span text:style-name="_3c_C_3e_"><text:span text:style-name="T520">override</text:span></text:span><text:span text:style-name="_3c_C_3e_"><text:span text:style-name="T519">{</text:span></text:span><text:span text:style-name="_3c_C_3e_"><text:span text:style-name="T520">return _msg + “Hija”</text:span></text:span><text:span text:style-name="_3c_C_3e_"><text:span text:style-name="T519">}</text:span></text:span><text:span text:style-name="_2f__2f_C"><text:span text:style-name="T519"> //</text:span></text:span><text:span text:style-name="_2f__2f_C"><text:span text:style-name="T520">override c++11</text:span></text:span></text:p>
      <text:p text:style-name="P549"><text:span text:style-name="_3c_C_2b__2b__3e_"><text:span text:style-name="T352">class Nieta : public Hija{</text:span></text:span></text:p>
      <text:p text:style-name="P549"><text:span text:style-name="_3c_C_3e_"><text:span text:style-name="T518">public :</text:span></text:span></text:p>
      <text:p text:style-name="P549"><text:span text:style-name="_3c_C_3e_"><text:span text:style-name="T518"><text:tab/>Nieta (const std::string &amp;s) : Hija(s){}</text:span></text:span></text:p>
      <text:p text:style-name="P550"><text:span text:style-name="_3c_C_3e_"><text:span text:style-name="T518"><text:tab/></text:span></text:span><text:span text:style-name="_3c_C_3e_"><text:span text:style-name="T519">const std::string </text:span></text:span><text:span text:style-name="_3c_C_3e_"><text:span text:style-name="T520">f</text:span></text:span><text:span text:style-name="_3c_C_3e_"><text:span text:style-name="T519">uncion() const </text:span></text:span><text:span text:style-name="_3c_C_3e_"><text:span text:style-name="T520">override</text:span></text:span><text:span text:style-name="_3c_C_3e_"><text:span text:style-name="T519">{</text:span></text:span><text:span text:style-name="_3c_C_3e_"><text:span text:style-name="T520">return _msg + “Nieta”</text:span></text:span><text:span text:style-name="_3c_C_3e_"><text:span text:style-name="T519">} </text:span></text:span><text:span text:style-name="_2f__2f_C"><text:span text:style-name="T519"><text:s/>//</text:span></text:span><text:span text:style-name="_2f__2f_C"><text:span text:style-name="T520">override c++11</text:span></text:span></text:p>
      <text:p text:style-name="P549"><text:span text:style-name="_3c_C_3e_"><text:span text:style-name="T518">};</text:span></text:span></text:p>
      <text:p text:style-name="P551"><text:span text:style-name="_3c_C_3e_"><text:span text:style-name="T521">void do_something(size_t i){</text:span></text:span></text:p>
      <text:p text:style-name="P551"><text:span text:style-name="_3c_C_3e_"><text:span text:style-name="T521"><text:tab/>if(i == 2){throw Hija(“i es 2”</text:span></text:span><text:span text:style-name="_3c_C_3e_"><text:span text:style-name="T520">)</text:span></text:span><text:span text:style-name="_3c_C_3e_"><text:span text:style-name="T521">};</text:span></text:span></text:p>
      <text:p text:style-name="P551"><text:span text:style-name="_3c_C_3e_"><text:span text:style-name="T521"><text:tab/>if (i == 3{throw Nieta(“i es 3”</text:span></text:span><text:span text:style-name="_3c_C_3e_"><text:span text:style-name="T520">)</text:span></text:span><text:span text:style-name="_3c_C_3e_"><text:span text:style-name="T521">};}</text:span></text:span></text:p>
      <text:p text:style-name="P549"><text:span text:style-name="_3c_C_3e_"><text:span text:style-name="T518">int main(){</text:span></text:span></text:p>
      <text:p text:style-name="P551"><text:span text:style-name="_3c_C_3e_"><text:span text:style-name="T518"><text:tab/></text:span></text:span><text:span text:style-name="_3c_C_3e_"><text:span text:style-name="T521">for (size_t i = 0; i &lt; 5; i++){</text:span></text:span></text:p>
      <text:p text:style-name="P551"><text:span text:style-name="_3c_C_3e_"><text:span text:style-name="T521"><text:tab/><text:tab/>try{<text:tab/></text:span></text:span></text:p>
      <text:p text:style-name="P551"><text:span text:style-name="_3c_C_3e_"><text:span text:style-name="T521"><text:tab/><text:tab/><text:tab/>do_something(i);}</text:span></text:span></text:p>
      <text:p text:style-name="P551"><text:span text:style-name="_3c_C_3e_"><text:span text:style-name="T521"><text:tab/><text:tab/>catch((Padre </text:span></text:span><text:span text:style-name="_3c_C_2b__2b__3e_"><text:span text:style-name="T352">&amp;</text:span></text:span><text:span text:style-name="_3c_C_3e_"><text:span text:style-name="T521">ex){ </text:span></text:span><text:span text:style-name="_2f__2f_C"><text:span text:style-name="T521">//</text:span></text:span><text:span text:style-name="_2f__2f_C"><text:span text:style-name="T519">solo hace falta uno al ser polimorficos. </text:span></text:span><text:span text:style-name="_2f__2f_C"><text:span text:style-name="T522">ha de ser un tipo Padre más general</text:span></text:span></text:p>
      <text:p text:style-name="P551"><text:span text:style-name="_3c_C_3e_"><text:span text:style-name="T521"><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3">Relanzar</text:span></text:span></text:p>
      <text:p text:style-name="P552"><text:span text:style-name="_3c_C_3e_"><text:span text:style-name="T524">Se puede hacer un relanzando de una excepción y la sintaxis es con </text:span></text:span><text:span text:style-name="_3c_C_2b__2b__3e_"><text:span text:style-name="T352">throw</text:span></text:span><text:span text:style-name="_3c_C_3e_"><text:span text:style-name="T524">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5">for (size_t i{}, I &lt; 5, ++i){ //</text:span></text:span><text:span text:style-name="_3c_C_3e_"><text:span text:style-name="T526">c++11 por inicializacion int i{3}</text:span></text:span></text:p>
      <text:p text:style-name="P552"><text:span text:style-name="_3c_C_3e_"><text:span text:style-name="T525"><text:tab/><text:tab/>try{</text:span></text:span></text:p>
      <text:p text:style-name="P552"><text:span text:style-name="_3c_C_3e_"><text:span text:style-name="T525"><text:tab/><text:tab/><text:tab/>d</text:span></text:span><text:span text:style-name="_3c_C_3e_"><text:span text:style-name="T352">o_something();} </text:span></text:span><text:span text:style-name="_2f__2f_C"><text:span text:style-name="T352">//</text:span></text:span><text:span text:style-name="_2f__2f_C"><text:span text:style-name="T525">do_something hará un throw dentro.</text:span></text:span></text:p>
      <text:p text:style-name="P552"><text:span text:style-name="_3c_C_3e_"><text:span text:style-name="T525"><text:tab/>catch(</text:span></text:span><text:span text:style-name="_3c_C_2b__2b__3e_"><text:span text:style-name="T352">...</text:span></text:span><text:span text:style-name="_3c_C_3e_"><text:span text:style-name="T525">){ </text:span></text:span><text:span text:style-name="_2f__2f_C"><text:span text:style-name="T525">//</text:span></text:span><text:span text:style-name="_3c_C_2b__2b__3e_"><text:span text:style-name="T352"> (…)</text:span></text:span><text:span text:style-name="_2f__2f_C"><text:span text:style-name="T527"> </text:span></text:span><text:span text:style-name="_2f__2f_C"><text:span text:style-name="T525">se meterá para cualquier throw lanzado dentro de do_something()</text:span></text:span></text:p>
      <text:p text:style-name="P552"><text:span text:style-name="_3c_C_3e_"><text:span text:style-name="T525"><text:tab/><text:tab/></text:span></text:span><text:span text:style-name="_3c_C_2b__2b__3e_"><text:span text:style-name="T352">throw</text:span></text:span><text:span text:style-name="_3c_C_3e_"><text:span text:style-name="T525">; </text:span></text:span><text:span text:style-name="_2f__2f_C"><text:span text:style-name="T525">// si fuera </text:span></text:span><text:span text:style-name="_3c_C_3e_"><text:span text:style-name="T352">throw tipo</text:span></text:span><text:span text:style-name="_2f__2f_C"><text:span text:style-name="T525"> haría una copia y en clases haría object slicing.</text:span></text:span></text:p>
      <text:p text:style-name="P552"><text:span text:style-name="_2f__2f_C"><text:span text:style-name="T525"><text:tab/><text:tab/><text:tab/>//dicho throw hara que nos sagamos del loop for, y pasaremos al siguiente catch.</text:span></text:span></text:p>
      <text:p text:style-name="P552"><text:span text:style-name="_3c_C_3e_"><text:span text:style-name="T525"><text:tab/>}</text:span></text:span></text:p>
      <text:p text:style-name="P552"><text:span text:style-name="_3c_C_3e_"><text:span text:style-name="T525"><text:tab/>catch(...){loquesea();}</text:span></text:span></text:p>
      <text:p text:style-name="P552"><text:span text:style-name="_3c_C_3e_"><text:span text:style-name="T525">}</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bloqueadas a solo la función.</text:span></text:span></text:p>
      <text:p text:style-name="P553"><text:span text:style-name="_3c_C_3e_"><text:span text:style-name="T5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9">1. </text:span></text:span><text:span text:style-name="_3c_C_2b__2b__3e_"><text:span text:style-name="T352">noexcept</text:span></text:span><text:span text:style-name="_3c_C_3e_"><text:span text:style-name="T529"> que es para C++11, es como una etiqueta aplicada a la función para que no salga de ahí.</text:span></text:span></text:p>
      <text:p text:style-name="P553"><text:span text:style-name="_3c_C_3e_"><text:span text:style-name="T521">void do_something(size_t I) </text:span></text:span><text:span text:style-name="_3c_C_2b__2b__3e_"><text:span text:style-name="T352">noexcept</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e puede poner noexcept(true) o noexcept(false) para <text:tab/><text:tab/><text:tab/><text:tab/>permitirlo o no.</text:span></text:span></text:p>
      <text:p text:style-name="P553"><text:span text:style-name="_3c_C_3e_"><text:span text:style-name="T521"><text:tab/></text:span></text:span><text:span text:style-name="_3c_C_3e_"><text:span text:style-name="T530">try{</text:span></text:span></text:p>
      <text:p text:style-name="P553"><text:span text:style-name="_3c_C_3e_"><text:span text:style-name="T530"><text:tab/><text:tab/>throw1;}</text:span></text:span></text:p>
      <text:p text:style-name="P553"><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3"><text:span text:style-name="_3c_C_3e_"><text:span text:style-name="T530">}</text:span></text:span></text:p>
      <text:p text:style-name="P553"><text:span text:style-name="_3c_C_3e_"><text:span text:style-name="T530"/></text:span></text:p>
      <text:p text:style-name="P554"><text:span text:style-name="_3c_C_3e_"><text:span text:style-name="T532">2.</text:span></text:span><text:span text:style-name="_3c_C_2b__2b__3e_"><text:span text:style-name="T352"> throw()</text:span></text:span><text:span text:style-name="_3c_C_3e_"><text:span text:style-name="T532"> dentro de la función para C++98, pero ya está obsoleto.</text:span></text:span></text:p>
      <text:p text:style-name="P554"><text:span text:style-name="_3c_C_3e_"><text:span text:style-name="T521">void do_something(size_t I) </text:span></text:span><text:span text:style-name="_3c_C_2b__2b__3e_"><text:span text:style-name="T531">throw()</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i se compila en posterior a C++98 daría advertencia</text:span></text:span></text:p>
      <text:p text:style-name="P554"><text:span text:style-name="_3c_C_3e_"><text:span text:style-name="T521"><text:tab/></text:span></text:span><text:span text:style-name="_3c_C_3e_"><text:span text:style-name="T530">try{</text:span></text:span></text:p>
      <text:p text:style-name="P554"><text:span text:style-name="_3c_C_3e_"><text:span text:style-name="T530"><text:tab/><text:tab/>throw1;}</text:span></text:span></text:p>
      <text:p text:style-name="P554"><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4"><text:span text:style-name="_3c_C_3e_"><text:span text:style-name="T530">}</text:span></text:span></text:p>
      <text:p text:style-name="P554"><text:span text:style-name="_3c_C_3e_"><text:span text:style-name="T532">en el código anterior si hago esto:</text:span></text:span></text:p>
      <text:p text:style-name="P554"><text:span text:style-name="_3c_C_3e_"><text:span text:style-name="T521">void do_something(size_t I) </text:span></text:span><text:span text:style-name="_3c_C_2b__2b__3e_"><text:span text:style-name="T531">throw(int)</text:span></text:span><text:span text:style-name="_3c_C_3e_"><text:span text:style-name="T531">{ </text:span></text:span><text:span text:style-name="_2f__2f_C"><text:span text:style-name="T531">//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text:span></text:span><text:span text:style-name="_3c_C_3e_"><text:span text:style-name="T533">en un Destructor</text:span></text:span><text:span text:style-name="_3c_C_3e_"><text:span text:style-name="T528">.</text:span></text:span></text:p>
      <text:p text:style-name="P555"><text:span text:style-name="_3c_C_3e_"><text:span text:style-name="T534">Se puede pasar una excepción por un destructor de clase, pero solo es recomendable si no hay otras excepciones en curso:</text:span></text:span></text:p>
      <text:p text:style-name="P556"><text:span text:style-name="_3c_C_3e_"><text:span text:style-name="T535">class Padre{</text:span></text:span></text:p>
      <text:p text:style-name="P556"><text:span text:style-name="_3c_C_3e_"><text:span text:style-name="T535">public:</text:span></text:span></text:p>
      <text:p text:style-name="P556"><text:span text:style-name="_3c_C_3e_"><text:span text:style-name="T535"><text:tab/>Padre(){}</text:span></text:span></text:p>
      <text:p text:style-name="P556"><text:span text:style-name="_3c_C_3e_"><text:span text:style-name="T535"><text:tab/>~Padre() noexcept(false){ </text:span></text:span><text:span text:style-name="_2f__2f_C"><text:span text:style-name="T535">//solo a partir de C++11</text:span></text:span></text:p>
      <text:p text:style-name="P556"><text:span text:style-name="_3c_C_3e_"><text:span text:style-name="T535"><text:tab/><text:tab/>throw 0;}</text:span></text:span></text:p>
      <text:p text:style-name="P556"><text:span text:style-name="_3c_C_3e_"><text:span text:style-name="T535">int main(){</text:span></text:span></text:p>
      <text:p text:style-name="P556"><text:span text:style-name="_3c_C_3e_"><text:span text:style-name="T535"><text:tab/>try{ Padre padre;</text:span></text:span></text:p>
      <text:p text:style-name="P556"><text:span text:style-name="_3c_C_3e_"><text:span text:style-name="T535"><text:tab/>}catch (int ex){…} </text:span></text:span><text:span text:style-name="_2f__2f_C"><text:span text:style-name="T535">//aqui llegaría si hemos metido el noexcept(false) dentro del destructor</text:span></text:span></text:p>
      <text:p text:style-name="P556"><text:span text:style-name="_3c_C_3e_"><text:span text:style-name="T535"><text:tab/>return 0;}</text:span></text:span></text:p>
      <text:p text:style-name="P556"><text:span text:style-name="_3c_C_3e_"><text:span text:style-name="T534">Si fuera sin </text:span></text:span><text:span text:style-name="_3c_C_2b__2b__3e_"><text:span text:style-name="T352">noexcept(false) </text:span></text:span><text:span text:style-name="_3c_C_3e_"><text:span text:style-name="T534">se considera automaticamente como</text:span></text:span><text:span text:style-name="_3c_C_2b__2b__3e_"><text:span text:style-name="T352"> noexcept(true)</text:span></text:span><text:span text:style-name="_3c_C_3e_"><text:span text:style-name="T534"> siempre en destructores, por lo que esto sería válido:</text:span></text:span><text:span text:style-name="_2f__2f_C"><text:span text:style-name="T535"><text:line-break/></text:span></text:span><text:span text:style-name="_3c_C_3e_"><text:span text:style-name="T352">~Padre() { </text:span></text:span><text:span text:style-name="_2f__2f_C"><text:span text:style-name="T352">//</text:span></text:span><text:span text:style-name="_2f__2f_C"><text:span text:style-name="T536">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7">Para permitir sacar una excepcion en concreto en C++98 tendría que poner:</text:span></text:span></text:p>
      <text:p text:style-name="P557"><text:span text:style-name="_3c_C_3e_"><text:span text:style-name="T535">class Padre{</text:span></text:span></text:p>
      <text:p text:style-name="P557"><text:span text:style-name="_3c_C_3e_"><text:span text:style-name="T535">public:</text:span></text:span></text:p>
      <text:p text:style-name="P557"><text:span text:style-name="_3c_C_3e_"><text:span text:style-name="T535"><text:tab/>Padre(){}</text:span></text:span></text:p>
      <text:p text:style-name="P557"><text:span text:style-name="_3c_C_3e_"><text:span text:style-name="T535"><text:tab/>~Padre() </text:span></text:span><text:span text:style-name="_3c_C_2b__2b__3e_"><text:span text:style-name="T352">throw(int)</text:span></text:span><text:span text:style-name="_3c_C_3e_"><text:span text:style-name="T535">{ </text:span></text:span><text:span text:style-name="_2f__2f_C"><text:span text:style-name="T535">//solo </text:span></text:span><text:span text:style-name="_2f__2f_C"><text:span text:style-name="T536">valido en</text:span></text:span><text:span text:style-name="_2f__2f_C"><text:span text:style-name="T535"> C++</text:span></text:span><text:span text:style-name="_2f__2f_C"><text:span text:style-name="T536">98</text:span></text:span></text:p>
      <text:p text:style-name="P557"><text:span text:style-name="_3c_C_3e_"><text:span text:style-name="T535"><text:tab/><text:tab/>throw 0;}</text:span></text:span></text:p>
      <text:p text:style-name="P557"><text:span text:style-name="_3c_C_3e_"><text:span text:style-name="T535"/></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8">Standard</text:span></text:span></text:p>
      <text:p text:style-name="P558"><text:span text:style-name="_3c_C_3e_"><text:span text:style-name="T539">Ya hay una librería para usar excepciones ya construidas. Es con </text:span></text:span><text:span text:style-name="_3c_C_2b__2b__3e_"><text:span text:style-name="T352">#include &lt;exception&gt;</text:span></text:span></text:p>
      <text:p text:style-name="P558"><text:span text:style-name="_3c_C_3e_"><text:span text:style-name="T539">Se puede ver más aquí: </text:span></text:span><text:a xlink:type="simple" xlink:href="https://en.cppreference.com/w/cpp/error/exception.html" text:style-name="Internet_20_link" text:visited-style-name="Visited_20_Internet_20_Link"><text:span text:style-name="_3c_C_3e_"><text:span text:style-name="T540">https://en.cppreference.com/w/cpp/error/exception.html</text:span></text:span></text:a></text:p>
      <text:p text:style-name="P559"><text:span text:style-name="_3c_C_3e_"><text:span text:style-name="T541">Dentro del link se pueden ver cuales son de C++98 (sin etiqueta) y cuales no.</text:span></text:span></text:p>
      <text:p text:style-name="P560"><text:span text:style-name="_3c_C_3e_"><text:span text:style-name="T542">Ej: Para este ejemplo vamos a considerar dos objectos polimórficos:</text:span></text:span></text:p>
      <text:p text:style-name="P560"><text:span text:style-name="_3c_C_3e_"><text:span text:style-name="T535">class Padre{…</text:span></text:span><text:span text:style-name="_3c_C_3e_"><text:span text:style-name="T543">};</text:span></text:span></text:p>
      <text:p text:style-name="P560"><text:span text:style-name="_3c_C_3e_"><text:span text:style-name="T543">class Hija : public Padre{…};</text:span></text:span></text:p>
      <text:p text:style-name="P560"><text:span text:style-name="_3c_C_3e_"><text:span text:style-name="T542">Si hacemos esto en el main:</text:span></text:span></text:p>
      <text:p text:style-name="P560"><text:soft-page-break/><text:span text:style-name="_3c_C_3e_"><text:span text:style-name="T543">int<text:tab/>main(){</text:span></text:span></text:p>
      <text:p text:style-name="P560"><text:span text:style-name="_3c_C_3e_"><text:span text:style-name="T543"><text:tab/>Padre padre1;</text:span></text:span></text:p>
      <text:p text:style-name="P560"><text:span text:style-name="_3c_C_3e_"><text:span text:style-name="T543"><text:tab/>Hija *p_hija = dynamic_cast&lt;Hija*&gt;(</text:span></text:span><text:span text:style-name="_3c_C_3e_"><text:span text:style-name="T544">&amp;padre1</text:span></text:span><text:span text:style-name="_3c_C_3e_"><text:span text:style-name="T543">); </text:span></text:span><text:span text:style-name="_2f__2f_C"><text:span text:style-name="T543">//el puntero será nullptr o NULL en C++98 </text:span></text:span><text:span text:style-name="_2f__2f_C"><text:span text:style-name="T544">por <text:tab/><text:tab/><text:tab/><text:tab/>que no se puede sacar info de Hija si el objecto creado es anterior (Padre)</text:span></text:span></text:p>
      <text:p text:style-name="P560"><text:span text:style-name="_2f__2f_C"><text:span text:style-name="T543"><text:tab/></text:span></text:span><text:span text:style-name="_3c_C_3e_"><text:span text:style-name="T543">if (p_hija) {do_something(p_hija);}}</text:span></text:span></text:p>
      <text:p text:style-name="P560"><text:span text:style-name="_3c_C_3e_"><text:span text:style-name="T542">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5">PERO si en vez de usar punteros usamos referencias:</text:span></text:span></text:p>
      <text:p text:style-name="P561"><text:span text:style-name="_3c_C_3e_"><text:span text:style-name="T543">int<text:tab/>main(){</text:span></text:span></text:p>
      <text:p text:style-name="P561"><text:span text:style-name="_3c_C_3e_"><text:span text:style-name="T543"><text:tab/>Padre padre1;</text:span></text:span></text:p>
      <text:p text:style-name="P561"><text:span text:style-name="_3c_C_3e_"><text:span text:style-name="T543"><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 </text:span></text:span><text:span text:style-name="_2f__2f_C"><text:span text:style-name="T543">//</text:span></text:span><text:span text:style-name="_2f__2f_C"><text:span text:style-name="T544">las referencias no pueden tomar valor NULL</text:span></text:span></text:p>
      <text:p text:style-name="P561"><text:span text:style-name="_2f__2f_C"><text:span text:style-name="T543"><text:tab/></text:span></text:span><text:span text:style-name="_3c_C_3e_"><text:span text:style-name="T543">if (</text:span></text:span><text:span text:style-name="_3c_C_3e_"><text:span text:style-name="T544">ref</text:span></text:span><text:span text:style-name="_3c_C_3e_"><text:span text:style-name="T543">_hija) {do_something(p_hija);}} </text:span></text:span><text:span text:style-name="_2f__2f_C"><text:span text:style-name="T543">//</text:span></text:span><text:span text:style-name="_2f__2f_C"><text:span text:style-name="T544">no se puede hacer</text:span></text:span></text:p>
      <text:p text:style-name="P562"><text:span text:style-name="_3c_C_3e_"><text:span text:style-name="T545"/></text:span></text:p>
      <text:p text:style-name="P562"><text:span text:style-name="_3c_C_3e_"><text:span text:style-name="T546">Cuando se hace por referencia, si no se puede realizar el programa lanzará una excepción standard que se puede recoger, por lo tanto en vez del if, debemos usar:</text:span></text:span></text:p>
      <text:p text:style-name="P562"><text:span text:style-name="_3c_C_3e_"><text:span text:style-name="T543">int<text:tab/>main(){</text:span></text:span></text:p>
      <text:p text:style-name="P562"><text:span text:style-name="_3c_C_3e_"><text:span text:style-name="T543"><text:tab/></text:span></text:span><text:span text:style-name="_3c_C_3e_"><text:span text:style-name="T547">try{</text:span></text:span></text:p>
      <text:p text:style-name="P562"><text:span text:style-name="_3c_C_3e_"><text:span text:style-name="T543"><text:tab/><text:tab/>Padre padre1;</text:span></text:span></text:p>
      <text:p text:style-name="P562"><text:span text:style-name="_3c_C_3e_"><text:span text:style-name="T543"><text:tab/><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text:span></text:span></text:p>
      <text:p text:style-name="P562"><text:span text:style-name="_3c_C_3e_"><text:span text:style-name="T543"><text:tab/><text:tab/></text:span></text:span><text:span text:style-name="_3c_C_3e_"><text:span text:style-name="T547">do_something(ref_hija);</text:span></text:span></text:p>
      <text:p text:style-name="P562"><text:span text:style-name="_3c_C_3e_"><text:span text:style-name="T547"><text:tab/>} </text:span></text:span><text:span text:style-name="_3c_C_2b__2b__3e_"><text:span text:style-name="T352">catch(std::exception &amp;ex)</text:span></text:span><text:span text:style-name="_3c_C_3e_"><text:span text:style-name="T547">{ </text:span></text:span><text:span text:style-name="_2f__2f_C"><text:span text:style-name="T547">//más especifico sería catch(const std::bad_cast &amp;ex)</text:span></text:span></text:p>
      <text:p text:style-name="P562"><text:span text:style-name="_2f__2f_C"><text:span text:style-name="T547"><text:tab/><text:tab/>//</text:span></text:span><text:span text:style-name="_2f__2f_C"><text:span text:style-name="T548">notar qeu es &amp;ex ya que al ser referencia permitiría el polimorfismo ya que std::exception ex, haría <text:tab/><text:tab/><text:tab/>//object slicing</text:span></text:span></text:p>
      <text:p text:style-name="P562"><text:span text:style-name="_3c_C_3e_"><text:span text:style-name="T547"><text:tab/><text:tab/>std::cout &lt;&lt; “Error : ” &lt;&lt; </text:span></text:span><text:span text:style-name="_3c_C_2b__2b__3e_"><text:span text:style-name="T352">ex.what()</text:span></text:span><text:span text:style-name="_3c_C_3e_"><text:span text:style-name="T547"> &lt;&lt; std::endl;} </text:span></text:span><text:span text:style-name="_2f__2f_C"><text:span text:style-name="T547">//lanzará un std::bad_cast.<text:tab/></text:span></text:span></text:p>
      <text:p text:style-name="P562"><text:span text:style-name="_2f__2f_C"><text:span text:style-name="T547"/></text:span></text:p>
      <text:p text:style-name="P562"><text:span text:style-name="_3c_C_3e_"><text:span text:style-name="T546">Eso para ver el error, si quiero imprimirlo bajo </text:span></text:span><text:span text:style-name="_3c_C_2b__2b__3e_"><text:span text:style-name="T352">catch(std::exception)</text:span></text:span><text:span text:style-name="_3c_C_3e_"><text:span text:style-name="T546"> puedo hacer:</text:span></text:span></text:p>
      <text:p text:style-name="P562"><text:span text:style-name="_3c_C_3e_"><text:span text:style-name="T547">catch(std::exception &amp;ex){</text:span></text:span></text:p>
      <text:p text:style-name="P562"><text:span text:style-name="_3c_C_3e_"><text:span text:style-name="T547"><text:tab/></text:span></text:span><text:span text:style-name="_3c_C_2b__2b__3e_"><text:span text:style-name="T352">if(ex) == typeid(std::bad_cast))</text:span></text:span></text:p>
      <text:p text:style-name="P562"><text:span text:style-name="_3c_C_3e_"><text:span text:style-name="T549"><text:tab/><text:tab/>std::cout &lt;&lt; “Se lanzo un bad_cast: ” &lt;&lt; ex.what();</text:span></text:span></text:p>
      <text:p text:style-name="P562"><text:span text:style-name="_3c_C_3e_"><text:span text:style-name="T549"><text:tab/>else</text:span></text:span></text:p>
      <text:p text:style-name="P562"><text:span text:style-name="_3c_C_3e_"><text:span text:style-name="T549"><text:tab/><text:tab/>std::cout &lt;&lt; “Otra excepcion : ” &lt;&lt; ex.what();</text:span></text:span><text:span text:style-name="_3c_C_3e_"><text:span text:style-name="T550">}</text:span></text:span></text:p>
      <text:p text:style-name="P562"><text:span text:style-name="_3c_C_3e_"><text:span text:style-name="T550"/></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1">Lanzar excepciones </text:span></text:span><text:span text:style-name="_3c_C_3e_"><text:span text:style-name="T538">Standard</text:span></text:span></text:p>
      <text:p text:style-name="P563"><text:span text:style-name="_3c_C_3e_"><text:span text:style-name="T552">Hemos visto que cuando se autolanzan, no se usa el </text:span></text:span><text:span text:style-name="_3c_C_2b__2b__3e_"><text:span text:style-name="T352">throw</text:span></text:span><text:span text:style-name="_3c_C_3e_"><text:span text:style-name="T552">, pero podemos forzar lanzar una excepción standard.</text:span></text:span></text:p>
      <text:p text:style-name="P563"><text:span text:style-name="_3c_C_3e_"><text:span text:style-name="T552">Si tenemos una clase Estudiante que almacenamos un número determinado en un array:</text:span></text:span></text:p>
      <text:p text:style-name="P563"><text:span text:style-name="_3c_C_3e_"><text:span text:style-name="T535">class </text:span></text:span><text:span text:style-name="_3c_C_3e_"><text:span text:style-name="T553">Estudiante{</text:span></text:span></text:p>
      <text:p text:style-name="P563"><text:soft-page-break/><text:span text:style-name="_3c_C_3e_"><text:span text:style-name="T553">private:</text:span></text:span></text:p>
      <text:p text:style-name="P563"><text:span text:style-name="_3c_C_3e_"><text:span text:style-name="T553"><text:tab/>std::string<text:tab/>_alumno[5];}</text:span></text:span></text:p>
      <text:p text:style-name="P563"><text:span text:style-name="_3c_C_3e_"><text:span text:style-name="T552">Si luego tenemos un getter para sacar info de los estudiantes almacenados, podemos controlar el número pasado de índice:</text:span></text:span></text:p>
      <text:p text:style-name="P563"><text:span text:style-name="_3c_C_3e_"><text:span text:style-name="T553">const std::string get_estudiante(size_t index){</text:span></text:span></text:p>
      <text:p text:style-name="P563"><text:span text:style-name="_3c_C_3e_"><text:span text:style-name="T553"><text:tab/>const std::string msg = “Indice fuera de rango”;</text:span></text:span></text:p>
      <text:p text:style-name="P563"><text:span text:style-name="_3c_C_3e_"><text:span text:style-name="T553"><text:tab/>if (index &gt;= 5) </text:span></text:span><text:span text:style-name="_2f__2f_C"><text:span text:style-name="T553">//</text:span></text:span><text:span text:style-name="_2f__2f_C"><text:span text:style-name="T554">al ser size_t no puede ser negativo</text:span></text:span></text:p>
      <text:p text:style-name="P563"><text:span text:style-name="_3c_C_3e_"><text:span text:style-name="T553"><text:tab/><text:tab/></text:span></text:span><text:span text:style-name="_3c_C_2b__2b__3e_"><text:span text:style-name="T352">throw std::out_of_range(msg); </text:span></text:span><text:span text:style-name="_2f__2f_C"><text:span text:style-name="T352">//</text:span></text:span><text:span text:style-name="_2f__2f_C"><text:span text:style-name="T555">se puede mandar msg como dice aqui:</text:span></text:span></text:p>
      <text:p text:style-name="P563"><text:span text:style-name="_3c_C_2b__2b__3e_"><text:span text:style-name="T555"><text:tab/><text:tab/><text:tab/></text:span></text:span><text:a xlink:type="simple" xlink:href="https://en.cppreference.com/w/cpp/error/out_of_range.html" text:style-name="Internet_20_link" text:visited-style-name="Visited_20_Internet_20_Link"><text:span text:style-name="_2f__2f_C"><text:span text:style-name="T555">https://en.cppreference.com/w/cpp/error/out_of_range.html</text:span></text:span></text:a></text:p>
      <text:p text:style-name="P563"><text:span text:style-name="_3c_C_3e_"><text:span text:style-name="T553"><text:tab/>return (_alumno[index]</text:span></text:span><text:span text:style-name="_3c_C_3e_"><text:span text:style-name="T556">)</text:span></text:span><text:span text:style-name="_3c_C_3e_"><text:span text:style-name="T553">;}</text:span></text:span></text:p>
      <text:p text:style-name="P563"><text:span text:style-name="_3c_C_3e_"><text:span text:style-name="T553"/></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7">Excepciones derivadas de la Standard</text:span></text:span></text:p>
      <text:p text:style-name="P564"><text:span text:style-name="_3c_C_3e_"><text:span text:style-name="T558">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9">{ </text:span></text:span><text:span text:style-name="_2f__2f_C"><text:span text:style-name="T559">//</text:span></text:span><text:span text:style-name="_2f__2f_C"><text:span text:style-name="T560">la hacemos heredera de standard</text:span></text:span></text:p>
      <text:p text:style-name="P564"><text:span text:style-name="_3c_C_3e_"><text:span text:style-name="T559">public:</text:span></text:span></text:p>
      <text:p text:style-name="P564"><text:span text:style-name="_3c_C_3e_"><text:span text:style-name="T559"><text:tab/>const char *what() const noexcept override { </text:span></text:span><text:span text:style-name="_2f__2f_C"><text:span text:style-name="T559">//hay que redefinirla por que es virtual, <text:s/>y si <text:tab/>no, no se podrá generar un objeto de esta clase, siendo abstracta.</text:span></text:span></text:p>
      <text:p text:style-name="P564"><text:span text:style-name="_2f__2f_C"><text:span text:style-name="T559"><text:tab/></text:span></text:span><text:span text:style-name="_3c_C_3e_"><text:span text:style-name="T352"><text:tab/>return (“Dividido por cero detectado”);}</text:span></text:span><text:span text:style-name="_3c_C_3e_"><text:span text:style-name="T559">};</text:span></text:span></text:p>
      <text:p text:style-name="P565"><text:span text:style-name="_3c_C_3e_"><text:span text:style-name="T561">int dividir(int a, int b){</text:span></text:span></text:p>
      <text:p text:style-name="P565"><text:span text:style-name="_3c_C_3e_"><text:span text:style-name="T561"><text:tab/>if(b == 0)</text:span></text:span></text:p>
      <text:p text:style-name="P565"><text:span text:style-name="_3c_C_3e_"><text:span text:style-name="T561"><text:tab/><text:tab/></text:span></text:span><text:span text:style-name="_3c_C_2b__2b__3e_"><text:span text:style-name="T352">throw DividirPorCeroExcepcion(a, b);</text:span></text:span></text:p>
      <text:p text:style-name="P565"><text:span text:style-name="_3c_C_3e_"><text:span text:style-name="T561"><text:tab/>return (a/b);<text:tab/></text:span></text:span></text:p>
      <text:p text:style-name="P565"><text:span text:style-name="_3c_C_3e_"><text:span text:style-name="T561">}</text:span></text:span></text:p>
      <text:p text:style-name="P566"><text:span text:style-name="_3c_C_3e_"><text:span text:style-name="T562">int main(){</text:span></text:span></text:p>
      <text:p text:style-name="P566"><text:span text:style-name="_3c_C_3e_"><text:span text:style-name="T562"><text:tab/>try{</text:span></text:span></text:p>
      <text:p text:style-name="P566"><text:span text:style-name="_3c_C_3e_"><text:span text:style-name="T562"><text:tab/><text:tab/>dividir(10,0);</text:span></text:span></text:p>
      <text:p text:style-name="P566"><text:span text:style-name="_3c_C_3e_"><text:span text:style-name="T562"><text:tab/>} catch (std::exception &amp;ex){</text:span></text:span></text:p>
      <text:p text:style-name="P566"><text:span text:style-name="_3c_C_3e_"><text:span text:style-name="T562"><text:tab/><text:tab/>std::cout &lt;&lt; ex.what();</text:span></text:span><text:span text:style-name="_2f__2f_C"><text:span text:style-name="T562"> //como es polimorfica mostrará la de la clase creada derivada de la <text:tab/><text:tab/><text:tab/><text:tab/><text:tab/><text:tab/>standard</text:span></text:span></text:p>
      <text:p text:style-name="P566"><text:span text:style-name="_3c_C_3e_"><text:span text:style-name="T562"><text:tab/>}}</text:span></text:span></text:p>
      <text:p text:style-name="P566"><text:span text:style-name="_3c_C_3e_"><text:span text:style-name="T562">}</text:span></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h text:style-name="P567" text:outline-level="3"><text:soft-page-break/><text:span text:style-name="_3c_C_3e_"><text:span text:style-name="T563">CASTING</text:span></text:span></text:h>
      <text:p text:style-name="P568"><text:span text:style-name="_3c_C_3e_"><text:span text:style-name="T564">C type casting. Implicito y explicito</text:span></text:span></text:p>
      <text:p text:style-name="P568"><text:span text:style-name="_3c_C_3e_"><text:span text:style-name="T565">En C++ se puede hacer un C-type casting de tal manera que podemos hacer un casteo implícito:<text:line-break/></text:span></text:span><text:span text:style-name="_3c_C_3e_"><text:span text:style-name="T566">double num1 = 5.2;</text:span></text:span></text:p>
      <text:p text:style-name="P568"><text:span text:style-name="_3c_C_3e_"><text:span text:style-name="T566">int num2 = num1; </text:span></text:span><text:span text:style-name="_2f__2f_C"><text:span text:style-name="T566">//casting implicito ya que combierte en tiempo de compilacion a int el num1</text:span></text:span></text:p>
      <text:p text:style-name="P568"><text:span text:style-name="_3c_C_3e_"><text:span text:style-name="T565">O explicito:</text:span></text:span></text:p>
      <text:p text:style-name="P568"><text:span text:style-name="_3c_C_3e_"><text:span text:style-name="T566">double num1 = 5.2;</text:span></text:span></text:p>
      <text:p text:style-name="P568"><text:span text:style-name="_3c_C_3e_"><text:span text:style-name="T566">num1 = (int)(num1 + 3.1); </text:span></text:span><text:span text:style-name="_2f__2f_C"><text:span text:style-name="T566">//será 8 en vez de 8.3</text:span></text:span></text:p>
      <text:p text:style-name="P568"><text:span text:style-name="_2f__2f_C"><text:span text:style-name="T566"/></text:span></text:p>
      <text:p text:style-name="P568"><text:span text:style-name="_3c_C_3e_"><text:span text:style-name="T564">Static Casting</text:span></text:span></text:p>
      <text:p text:style-name="P568"><text:span text:style-name="_3c_C_3e_"><text:span text:style-name="T565">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568"><text:span text:style-name="_3c_C_3e_"><text:span text:style-name="T566">double num1 = 5.2;</text:span></text:span></text:p>
      <text:p text:style-name="P568"><text:span text:style-name="_3c_C_3e_"><text:span text:style-name="T566">num1 = </text:span></text:span><text:span text:style-name="_3c_C_2b__2b__3e_"><text:span text:style-name="T352">stating_cast&lt;int&gt;(</text:span></text:span><text:span text:style-name="_3c_C_3e_"><text:span text:style-name="T566">num1 + 3.1</text:span></text:span><text:span text:style-name="_3c_C_2b__2b__3e_"><text:span text:style-name="T352">)</text:span></text:span><text:span text:style-name="_3c_C_3e_"><text:span text:style-name="T566">; </text:span></text:span><text:span text:style-name="_2f__2f_C"><text:span text:style-name="T566">//será 8</text:span></text:span></text:p>
      <text:p text:style-name="P568"><text:span text:style-name="_3c_C_3e_"><text:span text:style-name="T565">y como el c-type casting, este casteo será procesado en tiempos de compilación.</text:span></text:span></text:p>
      <text:p text:style-name="P568"><text:span text:style-name="_3c_C_3e_"><text:span text:style-name="T565"/></text:span></text:p>
      <text:p text:style-name="P568"><text:span text:style-name="_3c_C_3e_"><text:span text:style-name="T564">Dynamic</text:span></text:span><text:span text:style-name="_3c_C_3e_"><text:span text:style-name="T567">_cast</text:span></text:span></text:p>
      <text:p text:style-name="P568"><text:span text:style-name="_3c_C_3e_"><text:span text:style-name="T565">Dynamic Casting se produce en tiempo de ejecución, por lo que es más “pesado” y peor rendimiento que static_casting, pero nos ofrece una seguridad extra. Se usa en objetos polimórficos:</text:span></text:span></text:p>
      <text:p text:style-name="P569"><text:span text:style-name="_3c_C_3e_"><text:span text:style-name="T568">class Entidad{</text:span></text:span></text:p>
      <text:p text:style-name="P569"><text:span text:style-name="_3c_C_3e_"><text:span text:style-name="T568">public:</text:span></text:span></text:p>
      <text:p text:style-name="P569"><text:span text:style-name="_3c_C_3e_"><text:span text:style-name="T568"><text:tab/>virtual void Funcion();</text:span></text:span></text:p>
      <text:p text:style-name="P569"><text:span text:style-name="_3c_C_3e_"><text:span text:style-name="T568">};</text:span></text:span></text:p>
      <text:p text:style-name="P569"><text:span text:style-name="_3c_C_3e_"><text:span text:style-name="T568">class Jugador{</text:span></text:span></text:p>
      <text:p text:style-name="P569"><text:span text:style-name="_3c_C_3e_"><text:span text:style-name="T568">};</text:span></text:span></text:p>
      <text:p text:style-name="P569"><text:span text:style-name="_3c_C_3e_"><text:span text:style-name="T568">class Enemigo{</text:span></text:span></text:p>
      <text:p text:style-name="P569"><text:span text:style-name="_3c_C_3e_"><text:span text:style-name="T568">};</text:span></text:span></text:p>
      <text:p text:style-name="P569"><text:span text:style-name="_3c_C_3e_"><text:span text:style-name="T568">int main(void){</text:span></text:span></text:p>
      <text:p text:style-name="P569"><text:span text:style-name="_3c_C_3e_"><text:span text:style-name="T568"><text:tab/>Jugador *jugador1 = new Jugador();</text:span></text:span></text:p>
      <text:p text:style-name="P569"><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1</text:span></text:span><text:span text:style-name="_3c_C_3e_"><text:span text:style-name="T568"> = (Entidad*)jugador1; </text:span></text:span><text:span text:style-name="_2f__2f_C"><text:span text:style-name="T568">//</text:span></text:span><text:span text:style-name="_2f__2f_C"><text:span text:style-name="T569">sin problema compilacion.</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stat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direccion memoria que entidad1</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dynam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memoria que entidad1</text:span></text:span></text:p>
      <text:p text:style-name="P569"><text:span text:style-name="_3c_C_3e_"><text:span text:style-name="T568">}</text:span></text:span></text:p>
      <text:p text:style-name="P570"><text:soft-page-break/><text:span text:style-name="_3c_C_3e_"><text:span text:style-name="T570">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568">int main(void){</text:span></text:span></text:p>
      <text:p text:style-name="P570"><text:span text:style-name="_3c_C_3e_"><text:span text:style-name="T568"><text:tab/>Jugador *jugador1 = new Jugador();</text:span></text:span></text:p>
      <text:p text:style-name="P570"><text:span text:style-name="_3c_C_3e_"><text:span text:style-name="T568"><text:tab/></text:span></text:span><text:span text:style-name="_3c_C_3e_"><text:span text:style-name="T569">Enemigo</text:span></text:span><text:span text:style-name="_3c_C_3e_"><text:span text:style-name="T568"> *</text:span></text:span><text:span text:style-name="_3c_C_3e_"><text:span text:style-name="T569">enemigo1</text:span></text:span><text:span text:style-name="_3c_C_3e_"><text:span text:style-name="T568"> = (E</text:span></text:span><text:span text:style-name="_3c_C_3e_"><text:span text:style-name="T569">nemigo</text:span></text:span><text:span text:style-name="_3c_C_3e_"><text:span text:style-name="T568">*)jugador1; </text:span></text:span><text:span text:style-name="_2f__2f_C"><text:span text:style-name="T569">//Compila, pero INDETERMINADO</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text:span></text:span><text:span text:style-name="_3c_C_3e_"><text:span text:style-name="T568">n</text:span></text:span><text:span text:style-name="_3c_C_3e_"><text:span text:style-name="T569">emigo2</text:span></text:span><text:span text:style-name="_3c_C_3e_"><text:span text:style-name="T568"> = </text:span></text:span><text:span text:style-name="_3c_C_3e_"><text:span text:style-name="T569">static_cast&lt;Enemigo*&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Error. Conversion inválida </text:span></text:span><text:span text:style-name="_2f__2f_C"><text:span text:style-name="T571">más seguro que ctype casting!!</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nemigo3 </text:span></text:span><text:span text:style-name="_3c_C_3e_"><text:span text:style-name="T568">= </text:span></text:span><text:span text:style-name="_3c_C_2b__2b__3e_"><text:span text:style-name="T352">dynamic_cast&lt;Enemigo*&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será nulptr</text:span></text:span></text:p>
      <text:p text:style-name="P570"><text:span text:style-name="_3c_C_3e_"><text:span text:style-name="T568">}</text:span></text:span></text:p>
      <text:p text:style-name="P571"><text:span text:style-name="_3c_C_3e_"><text:span text:style-name="T572">Aquí está el problema. Un Enemigo es una Entidad, y un Jugador es una Entidad. PERO un Jugador no es un Enemigo y viceversa. Por lo tanto:<text:line-break/></text:span></text:span></text:p>
      <text:p text:style-name="P571"><text:span text:style-name="_3c_C_3e_"><text:span text:style-name="T572">1. enemigo1 compilará por que en tiempo de compilación no se sabe lo que es, pero al ejecutar, hará cosas indefinidas. jugador1 NO es un Enemigo y si queremos acceder a una función del Enemigo, no podrá.</text:span></text:span></text:p>
      <text:p text:style-name="P571"><text:span text:style-name="_3c_C_3e_"><text:span text:style-name="T572"/></text:span></text:p>
      <text:p text:style-name="P571"><text:span text:style-name="_3c_C_3e_"><text:span text:style-name="T572">2. enemigo2 no dejará compilar por que ya de por si reconoce que los dos tipos no coinciden asi que protege, mientras el caso 1 que era un ctype casting dejaba compilar.</text:span></text:span></text:p>
      <text:p text:style-name="P571"><text:span text:style-name="_3c_C_3e_"><text:span text:style-name="T572"/></text:span></text:p>
      <text:p text:style-name="P571"><text:span text:style-name="_3c_C_3e_"><text:span text:style-name="T572">3. ememigo3 compilará, pero nos dará que el puntero es NULL, por que no puede sacar la información. Lo hará en tiempo de ejecución y por eso tarda más, pero si luego en nuestro main, ponemos algo como:</text:span></text:span></text:p>
      <text:p text:style-name="P571"><text:span text:style-name="_3c_C_3e_"><text:span text:style-name="T573">if (enemigo3) bla bla bla</text:span></text:span></text:p>
      <text:p text:style-name="P571"><text:span text:style-name="_3c_C_3e_"><text:span text:style-name="T572">Estaremos protegidos y no habrá segfault. De tal forma que preguntando podriamos ver si enemigo3 es un enemigo o no. En este caso no, sería un jugador y por eso da NULL.</text:span></text:span></text:p>
      <text:p text:style-name="P571"><text:span text:style-name="_3c_C_3e_"><text:span text:style-name="T572"/></text:span></text:p>
      <text:p text:style-name="P572"><text:span text:style-name="_3c_C_3e_"><text:span text:style-name="T574">Si hicieramos:<text:line-break/></text:span></text:span><text:span text:style-name="_3c_C_3e_"><text:span text:style-name="T352">Jugador </text:span></text:span><text:span text:style-name="_3c_C_3e_"><text:span text:style-name="T568">*</text:span></text:span><text:span text:style-name="_3c_C_3e_"><text:span text:style-name="T569">enemigo</text:span></text:span><text:span text:style-name="_3c_C_3e_"><text:span text:style-name="T575">4</text:span></text:span><text:span text:style-name="_3c_C_3e_"><text:span text:style-name="T569"> </text:span></text:span><text:span text:style-name="_3c_C_3e_"><text:span text:style-name="T568">= </text:span></text:span><text:span text:style-name="_3c_C_2b__2b__3e_"><text:span text:style-name="T352">dynamic_cast&lt;</text:span></text:span><text:span text:style-name="_3c_C_2b__2b__3e_"><text:span text:style-name="T575">Jugador</text:span></text:span><text:span text:style-name="_3c_C_2b__2b__3e_"><text:span text:style-name="T352">*&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p>
      <text:p text:style-name="P572"><text:span text:style-name="_3c_C_3e_"><text:span text:style-name="T574">Sí que tendría una dirección válida enemigo4 ya que enemigo4 sí que sería un jugador.</text:span></text:span></text:p>
      <text:p text:style-name="P572"><text:span text:style-name="_3c_C_3e_"><text:span text:style-name="T574"/></text:span></text:p>
      <text:p text:style-name="P573"><text:span text:style-name="_3c_C_3e_"><text:span text:style-name="T567">Reinterpret_c</text:span></text:span><text:span text:style-name="_3c_C_3e_"><text:span text:style-name="T564">ast</text:span></text:span></text:p>
      <text:p text:style-name="P573"><text:span text:style-name="_3c_C_3e_"><text:span text:style-name="T574">S</text:span></text:span><text:span text:style-name="_3c_C_3e_"><text:span text:style-name="T576">ería el homologo al ctype cast, de tal manera que “deja” hacer lo que el programador quiera, pero que luego puede dar muchos problemas, o sea que es muy peligroso.</text:span></text:span></text:p>
      <text:p text:style-name="P574"><text:span text:style-name="_3c_C_3e_"><text:span text:style-name="T577">reinterpret_cast, solo permite hacer casteo a PUNTEROS o REFERENCIAS. Por que lo que trata de hacer es asignar la direccion de variable y cambiarla</text:span></text:span></text:p>
      <text:p text:style-name="P574"><text:span text:style-name="_3c_C_3e_"><text:span text:style-name="T578">float pi = 3.14f;</text:span></text:span></text:p>
      <text:p text:style-name="P574"><text:span text:style-name="_3c_C_3e_"><text:span text:style-name="T578">std::cout &lt;&lt; (int)pi; </text:span></text:span><text:span text:style-name="_2f__2f_C"><text:span text:style-name="T352">//funciona y seria 3.</text:span></text:span></text:p>
      <text:p text:style-name="P574"><text:span text:style-name="_3c_C_3e_"><text:span text:style-name="T578">std::cout &lt;&lt; *reinterpret_cast&lt;int*&gt;(&amp;pi); </text:span></text:span><text:span text:style-name="_2f__2f_C"><text:span text:style-name="T578">//funciona pero daría un valor erroneo ya que tranfiere la dirección de memoria float a int, es decir interpreta como un int, lo que era un float. </text:span></text:span><text:span text:style-name="_2f__2f_C"><text:span text:style-name="T579">Lo dereferenciamos.</text:span></text:span></text:p>
      <text:p text:style-name="P574"><text:soft-page-break/><text:span text:style-name="_3c_C_3e_"><text:span text:style-name="T578">std::cout &lt;&lt; reinterpret_cast&lt;int&gt;(pi); </text:span></text:span><text:span text:style-name="_2f__2f_C"><text:span text:style-name="T578">//no compilaria. Son tipos diferentes.</text:span></text:span></text:p>
      <text:p text:style-name="P575"><text:span text:style-name="_3c_C_3e_"><text:span text:style-name="T580">En este siguiente caso las tres sería la misma dirección de memoria, pero si dereferenciamos veremos que el valor es diferente, por que se interpreta uno como int, y el otro como float, aunque sea la misma dirección de memoria.</text:span></text:span></text:p>
      <text:p text:style-name="P575"><text:span text:style-name="_3c_C_3e_"><text:span text:style-name="T352">std::cout &lt;&lt; &amp;(pi);</text:span></text:span></text:p>
      <text:p text:style-name="P575"><text:span text:style-name="_3c_C_3e_"><text:span text:style-name="T352">std::cout &lt;&lt; reinterpret_cast&lt;int*&gt;(&amp;pi);</text:span></text:span><text:span text:style-name="_2f__2f_C"><text:span text:style-name="T579"> //no dereferenciado. Imprime la direccion de memoria.</text:span></text:span></text:p>
      <text:p text:style-name="P575"><text:span text:style-name="_3c_C_3e_"><text:span text:style-name="T352">std::cout &lt;&lt; reinterpret_cast&lt;float*&gt;(&amp;pi); </text:span></text:span></text:p>
      <text:p text:style-name="P575"><text:span text:style-name="_2f__2f_C"><text:span text:style-name="T579"/></text:span></text:p>
      <text:p text:style-name="P576"><text:span text:style-name="_3c_C_3e_"><text:span text:style-name="T581">Entonces, donde se usaría, siendo tan peligroso? Imaginemos un juego con datos de jugador:<text:line-break/></text:span></text:span><text:span text:style-name="_3c_C_3e_"><text:span text:style-name="T352">struct GameState{</text:span></text:span></text:p>
      <text:p text:style-name="P576"><text:span text:style-name="_3c_C_3e_"><text:span text:style-name="T352"><text:tab/>int<text:tab/><text:tab/>level;</text:span></text:span></text:p>
      <text:p text:style-name="P576"><text:span text:style-name="_3c_C_3e_"><text:span text:style-name="T352"><text:tab/>int<text:tab/><text:tab/>health;</text:span></text:span></text:p>
      <text:p text:style-name="P576"><text:span text:style-name="_3c_C_3e_"><text:span text:style-name="T352"><text:tab/>int<text:tab/><text:tab/>points;</text:span></text:span></text:p>
      <text:p text:style-name="P576"><text:span text:style-name="_3c_C_3e_"><text:span text:style-name="T352"><text:tab/>bool<text:tab/>GameCompleted;</text:span></text:span></text:p>
      <text:p text:style-name="P576"><text:span text:style-name="_3c_C_3e_"><text:span text:style-name="T352"><text:tab/>bool<text:tab/>BossDefeated;</text:span></text:span></text:p>
      <text:p text:style-name="P576"><text:span text:style-name="_3c_C_3e_"><text:span text:style-name="T352">};</text:span></text:span></text:p>
      <text:p text:style-name="P576"><text:span text:style-name="_3c_C_3e_"><text:span text:style-name="T582">int main(){</text:span></text:span></text:p>
      <text:p text:style-name="P576"><text:span text:style-name="_3c_C_3e_"><text:span text:style-name="T582"><text:tab/>GameState gs = {66, 100, 999, false, false};</text:span></text:span></text:p>
      <text:p text:style-name="P576"><text:span text:style-name="_3c_C_3e_"><text:span text:style-name="T582"><text:tab/>char kk[</text:span></text:span><text:span text:style-name="_3c_C_3e_"><text:span text:style-name="T583">sizeof</text:span></text:span><text:span text:style-name="_3c_C_3e_"><text:span text:style-name="T582">(GameState)]; </text:span></text:span><text:span text:style-name="_2f__2f_C"><text:span text:style-name="T582">//memoria </text:span></text:span><text:span text:style-name="_2f__2f_C"><text:span text:style-name="T583">en el stack del mismo tamaño de GameState. 14bytes.</text:span></text:span></text:p>
      <text:p text:style-name="P576"><text:span text:style-name="_3c_C_3e_"><text:span text:style-name="T582"><text:tab/>std::memcpy(kk, &amp;gs, sizeof(GameState)); </text:span></text:span><text:span text:style-name="_2f__2f_C"><text:span text:style-name="T582">//</text:span></text:span><text:span text:style-name="_2f__2f_C"><text:span text:style-name="T583">copia los bytes de gs al array kk</text:span></text:span><text:span text:style-name="_3c_C_3e_"><text:span text:style-name="T583">.</text:span></text:span></text:p>
      <text:p text:style-name="P576"><text:span text:style-name="_3c_C_3e_"><text:span text:style-name="T582"><text:tab/>std::cout &lt;&lt; *(kk) &lt;&lt; std::endl; </text:span></text:span><text:span text:style-name="_2f__2f_C"><text:span text:style-name="T582">//imprime la letra B, por que B en ASCII es 66.</text:span></text:span></text:p>
      <text:p text:style-name="P576"><text:span text:style-name="_3c_C_3e_"><text:span text:style-name="T582"><text:tab/>std::cout &lt;&lt; *((int*)kk) &lt;&lt; std::endl;</text:span></text:span><text:span text:style-name="_2f__2f_C"><text:span text:style-name="T582"> //imprime 66</text:span></text:span></text:p>
      <text:p text:style-name="P576"><text:span text:style-name="_3c_C_3e_"><text:span text:style-name="T582"/></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 &lt;&lt; std::endl; </text:span></text:span><text:span text:style-name="_2f__2f_C"><text:span text:style-name="T582">//imprime 66</text:span></text:span><text:span text:style-name="_3c_C_3e_"><text:span text:style-name="T582"><text:line-break/><text:tab/>std::cout &lt;&lt; </text:span></text:span><text:span text:style-name="_3c_C_2b__2b__3e_"><text:span text:style-name="T352">*reinterpret_cast</text:span></text:span><text:span text:style-name="_3c_C_3e_"><text:span text:style-name="T582">&lt;int*&gt;(kk+4) &lt;&lt; …; </text:span></text:span><text:span text:style-name="_2f__2f_C"><text:span text:style-name="T582">//imprime 100. +4k suma 4bytes a inicio d kk</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8) &lt;&lt;…;</text:span></text:span><text:span text:style-name="_2f__2f_C"><text:span text:style-name="T582"> //imprime 999</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2</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7"><text:span text:style-name="_3c_C_3e_"><text:span text:style-name="T583"><text:tab/></text:span></text:span><text:span text:style-name="_3c_C_3e_"><text:span text:style-name="T582">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3</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6"><text:span text:style-name="_3c_C_3e_"><text:span text:style-name="T582">}</text:span></text:span></text:p>
      <text:p text:style-name="P577"><text:span text:style-name="_3c_C_3e_"><text:span text:style-name="T584">Las lineas de reinterpret_cast, no funcionarian con static_cast, ni con dynamic_cast. Si que lo haría si fueran (int*)(kk+4) etc… pero es peligroso.</text:span></text:span></text:p>
      <text:p text:style-name="P577"><text:span text:style-name="_3c_C_3e_"><text:span text:style-name="T584">El otro “sitio” donde utilizar reinterpret_cast </text:span></text:span><text:span text:style-name="_3c_C_3e_"><text:span text:style-name="T585">es con un void puntero:</text:span></text:span></text:p>
      <text:p text:style-name="P578"><text:span text:style-name="_3c_C_3e_"><text:span text:style-name="T352">void *p = &amp;gs; </text:span></text:span><text:span text:style-name="_2f__2f_C"><text:span text:style-name="T352">//puntero generico, </text:span></text:span><text:span text:style-name="_2f__2f_C"><text:span text:style-name="T586">sobre ese gs que venia de la estructura GameState.</text:span></text:span></text:p>
      <text:p text:style-name="P578"><text:span text:style-name="_3c_C_3e_"><text:span text:style-name="T352">GameState *real = reinterpret_cast&lt;GameState*&gt;(p); </text:span></text:span><text:span text:style-name="_2f__2f_C"><text:span text:style-name="T352">//reinterpretación</text:span></text:span></text:p>
      <text:p text:style-name="P578"><text:span text:style-name="_2f__2f_C"><text:span text:style-name="T352"/></text:span></text:p>
      <text:p text:style-name="P578"><text:span text:style-name="_2f__2f_C"><text:span text:style-name="T352"/></text:span></text:p>
      <text:p text:style-name="P579"><text:soft-page-break/><text:span text:style-name="_3c_C_3e_"><text:span text:style-name="T587">Const</text:span></text:span><text:span text:style-name="_3c_C_3e_"><text:span text:style-name="T567">_c</text:span></text:span><text:span text:style-name="_3c_C_3e_"><text:span text:style-name="T564">ast</text:span></text:span></text:p>
      <text:p text:style-name="P579"><text:span text:style-name="_3c_C_3e_"><text:span text:style-name="T584">L</text:span></text:span><text:span text:style-name="_3c_C_3e_"><text:span text:style-name="T588">o que hace es saltarse “a la torera” la etiqueta const, puesta sobre un objeto para poder modificarlo. Tienen que ser siempre punteros o referencias.:</text:span></text:span></text:p>
      <text:p text:style-name="P579"><text:span text:style-name="_3c_C_3e_"><text:span text:style-name="T589">class Demo{</text:span></text:span></text:p>
      <text:p text:style-name="P579"><text:span text:style-name="_3c_C_3e_"><text:span text:style-name="T589">public:</text:span></text:span></text:p>
      <text:p text:style-name="P579"><text:span text:style-name="_3c_C_3e_"><text:span text:style-name="T589"><text:tab/>int var = 1;</text:span></text:span></text:p>
      <text:p text:style-name="P579"><text:span text:style-name="_3c_C_3e_"><text:span text:style-name="T589"><text:tab/>void func() const{ </text:span></text:span><text:span text:style-name="_2f__2f_C"><text:span text:style-name="T589">//const no permite modificar el objeto</text:span></text:span></text:p>
      <text:p text:style-name="P579"><text:span text:style-name="_3c_C_3e_"><text:span text:style-name="T589"><text:tab/><text:tab/>var = 2; //error de compilación. No se puede alterar.</text:span></text:span></text:p>
      <text:p text:style-name="P579"><text:span text:style-name="_3c_C_3e_"><text:span text:style-name="T589"><text:tab/><text:tab/></text:span></text:span><text:span text:style-name="_3c_C_2b__2b__3e_"><text:span text:style-name="T352">(const_cast&lt;Demo*&gt;(this))</text:span></text:span><text:span text:style-name="_3c_C_3e_"><text:span text:style-name="T589">→var = 2; //lo pasará. Tiene narices!! XDD</text:span></text:span></text:p>
      <text:p text:style-name="P579"><text:span text:style-name="_3c_C_3e_"><text:span text:style-name="T589"><text:tab/>}</text:span></text:span></text:p>
      <text:p text:style-name="P579"><text:span text:style-name="_3c_C_3e_"><text:span text:style-name="T589">};</text:span></text:span></text:p>
      <text:p text:style-name="P579"><text:span text:style-name="_3c_C_3e_"><text:span text:style-name="T588">O:</text:span></text:span></text:p>
      <text:p text:style-name="P579"><text:span text:style-name="_3c_C_3e_"><text:span text:style-name="T352">const Tipo* ptr = …;</text:span></text:span></text:p>
      <text:p text:style-name="P579"><text:span text:style-name="_3c_C_3e_"><text:span text:style-name="T352">Tipo* mod = c</text:span></text:span><text:span text:style-name="_3c_C_2b__2b__3e_"><text:span text:style-name="T352">onst_cast&lt;Tipo*&gt;(ptr)</text:span></text:span><text:span text:style-name="_3c_C_3e_"><text:span text:style-name="T352">; </text:span></text:span><text:span text:style-name="_2f__2f_C"><text:span text:style-name="T352">//quita el const.</text:span></text:span></text:p>
      <text:p text:style-name="P579"><text:span text:style-name="_3c_C_3e_"><text:span text:style-name="T588">O referencias:</text:span></text:span></text:p>
      <text:p text:style-name="P579"><text:span text:style-name="_3c_C_3e_"><text:span text:style-name="T352">const Tipo&amp; r = …;</text:span></text:span></text:p>
      <text:p text:style-name="P579"><text:span text:style-name="_3c_C_3e_"><text:span text:style-name="T352">Tipo&amp; mod = </text:span></text:span><text:span text:style-name="_3c_C_2b__2b__3e_"><text:span text:style-name="T352">const_cast&lt;Tipo&amp;&gt;(r)</text:span></text:span><text:span text:style-name="_3c_C_3e_"><text:span text:style-name="T352">; </text:span></text:span><text:span text:style-name="_2f__2f_C"><text:span text:style-name="T352">//quita el const.</text:span></text:span></text:p>
      <text:p text:style-name="P579"><text:span text:style-name="_2f__2f_C"><text:span text:style-name="T352"/></text:span></text:p>
      <text:p text:style-name="P579"><text:span text:style-name="_2f__2f_C"><text:span text:style-name="T352"/></text:span></text:p>
      <text:p text:style-name="P579"><text:span text:style-name="_2f__2f_C"><text:span text:style-name="T352"/></text:span></text:p>
      <text:h text:style-name="P580" text:outline-level="3"><text:span text:style-name="_3c_C_3e_"><text:span text:style-name="T590">FUNCIONES TEMPLATE</text:span></text:span></text:h>
      <text:p text:style-name="P581"><text:span text:style-name="_3c_C_3e_"><text:span text:style-name="T591"/></text:span></text:p>
      <text:p text:style-name="P582"><text:span text:style-name="_3c_C_3e_"><text:span text:style-name="T592">Cuando tenemos funciones Overload, como esto:<text:line-break/><text:line-break/></text:span></text:span><text:span text:style-name="_3c_C_3e_"><text:span text:style-name="T352">int<text:tab/><text:tab/>f_max(int a, int b){</text:span></text:span></text:p>
      <text:p text:style-name="P582"><text:span text:style-name="_3c_C_3e_"><text:span text:style-name="T352"><text:tab/>return (a &gt; b) ? a : b;}</text:span></text:span></text:p>
      <text:p text:style-name="P582"><text:span text:style-name="_3c_C_3e_"><text:span text:style-name="T352">double<text:tab/>f_max(double a, double b){</text:span></text:span></text:p>
      <text:p text:style-name="P582"><text:span text:style-name="_3c_C_3e_"><text:span text:style-name="T352"><text:tab/>return (a &gt; b) ? a : b;}</text:span></text:span></text:p>
      <text:p text:style-name="P582"><text:span text:style-name="_3c_C_3e_"><text:span text:style-name="T592"/></text:span></text:p>
      <text:p text:style-name="P582"><text:span text:style-name="_3c_C_3e_"><text:span text:style-name="T592">Si tenemos repetici</text:span></text:span><text:span text:style-name="_3c_C_3e_"><text:span text:style-name="T593">ó</text:span></text:span><text:span text:style-name="_3c_C_3e_"><text:span text:style-name="T592">n de l</text:span></text:span><text:span text:style-name="_3c_C_3e_"><text:span text:style-name="T593">ó</text:span></text:span><text:span text:style-name="_3c_C_3e_"><text:span text:style-name="T592">gica tendremos que repetir mucho. Aqu</text:span></text:span><text:span text:style-name="_3c_C_3e_"><text:span text:style-name="T593">í</text:span></text:span><text:span text:style-name="_3c_C_3e_"><text:span text:style-name="T592"> es donde entran los TEMPLATES (plantillas) de funciones:</text:span></text:span></text:p>
      <text:p text:style-name="P582"><text:span text:style-name="_3c_C_2b__2b__3e_"><text:span text:style-name="T352"/></text:span></text:p>
      <text:p text:style-name="P582"><text:span text:style-name="_3c_C_2b__2b__3e_"><text:span text:style-name="T352">template &lt;typename T&gt; T f_max(T a, T b)</text:span></text:span><text:span text:style-name="_3c_C_3e_"><text:span text:style-name="T352">{</text:span></text:span></text:p>
      <text:p text:style-name="P582"><text:span text:style-name="_3c_C_3e_"><text:span text:style-name="T352"><text:tab/>return (a &gt; b) ? a : b;}</text:span></text:span></text:p>
      <text:p text:style-name="P582"><text:span text:style-name="_3c_C_3e_"><text:span text:style-name="T592"/></text:span></text:p>
      <text:p text:style-name="P583"><text:soft-page-break/><text:span text:style-name="_3c_C_3e_"><text:span text:style-name="T594">Para definirlo tiene que estar toda la linea junta. template &lt;typename T&gt; no es como un include donde le digo que voy a usar tipos variables.</text:span></text:span><text:span text:style-name="_3c_C_3e_"><text:span text:style-name="T595"> Si tuvieramos varias funciones que queremos usar Template TENEMOS que ponerles su palabra template en ellos. Esto NO es v</text:span></text:span><text:span text:style-name="_3c_C_3e_"><text:span text:style-name="T596">á</text:span></text:span><text:span text:style-name="_3c_C_3e_"><text:span text:style-name="T595">lido:</text:span></text:span></text:p>
      <text:p text:style-name="P583"><text:span text:style-name="_3c_C_3e_"><text:span text:style-name="T595"/></text:span></text:p>
      <text:p text:style-name="P584"><text:span text:style-name="_3c_C_2b__2b__3e_"><text:span text:style-name="T597">template &lt;typename T&gt; T f_max(T a, T b)</text:span></text:span><text:span text:style-name="_3c_C_3e_"><text:span text:style-name="T597">{</text:span></text:span></text:p>
      <text:p text:style-name="P584"><text:span text:style-name="_3c_C_3e_"><text:span text:style-name="T597"><text:tab/>return (a &gt; b) ? a : b;}<text:line-break/></text:span></text:span><text:span text:style-name="_3c_C_3e_"><text:span text:style-name="T598">T f_min(T a, T b){ return (a &lt; b) ? a : b;}</text:span></text:span></text:p>
      <text:p text:style-name="P584"><text:span text:style-name="_3c_C_3e_"><text:span text:style-name="T598"/></text:span></text:p>
      <text:p text:style-name="P584"><text:span text:style-name="_3c_C_3e_"><text:span text:style-name="T595">Sino que ser</text:span></text:span><text:span text:style-name="_3c_C_3e_"><text:span text:style-name="T596">í</text:span></text:span><text:span text:style-name="_3c_C_3e_"><text:span text:style-name="T595">a as</text:span></text:span><text:span text:style-name="_3c_C_3e_"><text:span text:style-name="T596">í</text:span></text:span><text:span text:style-name="_3c_C_3e_"><text:span text:style-name="T595">:<text:line-break/></text:span></text:span></text:p>
      <text:p text:style-name="P584"><text:span text:style-name="_3c_C_2b__2b__3e_"><text:span text:style-name="T352">template &lt;typename T&gt; T f_max(T a, T b)</text:span></text:span><text:span text:style-name="_3c_C_3e_"><text:span text:style-name="T352">{</text:span></text:span></text:p>
      <text:p text:style-name="P584"><text:span text:style-name="_3c_C_3e_"><text:span text:style-name="T352"><text:tab/>return (a &gt; b) ? a : b;}</text:span></text:span></text:p>
      <text:p text:style-name="P584"><text:span text:style-name="_3c_C_2b__2b__3e_"><text:span text:style-name="T352">template &lt;typename T&gt; T f_</text:span></text:span><text:span text:style-name="_3c_C_2b__2b__3e_"><text:span text:style-name="T599">min</text:span></text:span><text:span text:style-name="_3c_C_2b__2b__3e_"><text:span text:style-name="T352">(T a, T b)</text:span></text:span><text:span text:style-name="_3c_C_3e_"><text:span text:style-name="T352">{</text:span></text:span></text:p>
      <text:p text:style-name="P584"><text:span text:style-name="_3c_C_3e_"><text:span text:style-name="T352"><text:tab/>return (a </text:span></text:span><text:span text:style-name="_3c_C_3e_"><text:span text:style-name="T599">&lt;</text:span></text:span><text:span text:style-name="_3c_C_3e_"><text:span text:style-name="T352"> b) ? a : b;}</text:span></text:span></text:p>
      <text:p text:style-name="P584"><text:span text:style-name="_3c_C_3e_"><text:span text:style-name="T352"/></text:span></text:p>
      <text:p text:style-name="P585"><text:span text:style-name="_3c_C_3e_"><text:span text:style-name="T600">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601"> d</text:span></text:span><text:span text:style-name="_3c_C_3e_"><text:span text:style-name="T602">á</text:span></text:span><text:span text:style-name="_3c_C_3e_"><text:span text:style-name="T601">ndole al play con el c</text:span></text:span><text:span text:style-name="_3c_C_3e_"><text:span text:style-name="T602">ód</text:span></text:span><text:span text:style-name="_3c_C_3e_"><text:span text:style-name="T601">igo copiado el generar</text:span></text:span><text:span text:style-name="_3c_C_3e_"><text:span text:style-name="T602">á</text:span></text:span><text:span text:style-name="_3c_C_3e_"><text:span text:style-name="T601"> las funciones en tiempo de compilaci</text:span></text:span><text:span text:style-name="_3c_C_3e_"><text:span text:style-name="T602">ón</text:span></text:span><text:span text:style-name="_3c_C_3e_"><text:span text:style-name="T601">.</text:span></text:span></text:p>
      <text:p text:style-name="P586"><text:span text:style-name="_3c_C_3e_"><text:span text:style-name="T601">En C++11, podriamos hacer luego:</text:span></text:span></text:p>
      <text:p text:style-name="P586"><text:span text:style-name="_3c_C_3e_"><text:span text:style-name="T601"/></text:span></text:p>
      <text:p text:style-name="P586"><text:span text:style-name="_3c_C_2b__2b__3e_"><text:span text:style-name="T352">auto</text:span></text:span><text:span text:style-name="_3c_C_3e_"><text:span text:style-name="T352"> variable = f_max(a, b); </text:span></text:span><text:span text:style-name="_2f__2f_C"><text:span text:style-name="T352">//auto NO C++98!!!!</text:span></text:span></text:p>
      <text:p text:style-name="P586"><text:span text:style-name="_2f__2f_C"><text:span text:style-name="T352"/></text:span></text:p>
      <text:p text:style-name="P587"><text:span text:style-name="_3c_C_3e_"><text:span text:style-name="T600">Para </text:span></text:span><text:span text:style-name="_3c_C_3e_"><text:span text:style-name="T603">que no de error en el compilador, el cuerpo de la funci</text:span></text:span><text:span text:style-name="_3c_C_3e_"><text:span text:style-name="T604">ón</text:span></text:span><text:span text:style-name="_3c_C_3e_"><text:span text:style-name="T603"> ha de poder hacer las operaciones que tenga con las variables que se les pase. De echo, una funci</text:span></text:span><text:span text:style-name="_3c_C_3e_"><text:span text:style-name="T604">ón</text:span></text:span><text:span text:style-name="_3c_C_3e_"><text:span text:style-name="T603"> multiplicaci</text:span></text:span><text:span text:style-name="_3c_C_3e_"><text:span text:style-name="T604">ón</text:span></text:span><text:span text:style-name="_3c_C_3e_"><text:span text:style-name="T603"> podria multiplicar enteros, doubles, floats, etc... pero no strings (que s</text:span></text:span><text:span text:style-name="_3c_C_3e_"><text:span text:style-name="T604">í</text:span></text:span><text:span text:style-name="_3c_C_3e_"><text:span text:style-name="T603"> que podr</text:span></text:span><text:span text:style-name="_3c_C_3e_"><text:span text:style-name="T604">í</text:span></text:span><text:span text:style-name="_3c_C_3e_"><text:span text:style-name="T603">an sumarse) asi que si hago un template multiplicando las variables, y luego paso un std::string, el compilador se quejar</text:span></text:span><text:span text:style-name="_3c_C_3e_"><text:span text:style-name="T604">í</text:span></text:span><text:span text:style-name="_3c_C_3e_"><text:span text:style-name="T603">a.</text:span></text:span></text:p>
      <text:p text:style-name="P587"><text:span text:style-name="_3c_C_3e_"><text:span text:style-name="T603"/></text:span></text:p>
      <text:p text:style-name="P588"><text:span text:style-name="_3c_C_2b__2b__3e_"><text:span text:style-name="T352">template &lt;typename T&gt; T </text:span></text:span><text:span text:style-name="_3c_C_2b__2b__3e_"><text:span text:style-name="T605">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text:span></text:span><text:span text:style-name="_3c_C_3e_"><text:span text:style-name="T606">*</text:span></text:span><text:span text:style-name="_3c_C_3e_"><text:span text:style-name="T605">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std::string a = "hola";</text:span></text:span></text:p>
      <text:p text:style-name="P588"><text:span text:style-name="_3c_C_3e_"><text:span text:style-name="T605"><text:tab/>std::string b = "mundo";</text:span></text:span></text:p>
      <text:p text:style-name="P588"><text:span text:style-name="_3c_C_3e_"><text:span text:style-name="T605"><text:tab/>multiply(a, b);</text:span></text:span></text:p>
      <text:p text:style-name="P588"><text:span text:style-name="_3c_C_3e_"><text:span text:style-name="T605">}</text:span></text:span></text:p>
      <text:p text:style-name="P588"><text:span text:style-name="_3c_C_3e_"><text:span text:style-name="T600"/></text:span></text:p>
      <text:p text:style-name="P588"><text:span text:style-name="_3c_C_3e_"><text:span text:style-name="T600">P</text:span></text:span><text:span text:style-name="_3c_C_3e_"><text:span text:style-name="T607">ero tambi</text:span></text:span><text:span text:style-name="_3c_C_3e_"><text:span text:style-name="T608">é</text:span></text:span><text:span text:style-name="_3c_C_3e_"><text:span text:style-name="T607">n el tipo debe ser el mismo, por que si no dar</text:span></text:span><text:span text:style-name="_3c_C_3e_"><text:span text:style-name="T608">á error de compilación:</text:span></text:span><text:span text:style-name="_3c_C_3e_"><text:span text:style-name="T607"> </text:span></text:span></text:p>
      <text:p text:style-name="P588"><text:span text:style-name="_3c_C_3e_"><text:span text:style-name="T607"/></text:span></text:p>
      <text:p text:style-name="P588"><text:soft-page-break/><text:span text:style-name="_3c_C_3e_"><text:span text:style-name="T607"/></text:span></text:p>
      <text:p text:style-name="P588"><text:span text:style-name="_3c_C_3e_"><text:span text:style-name="T607"/></text:span></text:p>
      <text:p text:style-name="P588"><text:span text:style-name="_3c_C_2b__2b__3e_"><text:span text:style-name="T352">template &lt;typename T&gt; T </text:span></text:span><text:span text:style-name="_3c_C_2b__2b__3e_"><text:span text:style-name="T606">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double a = 4.3;</text:span></text:span></text:p>
      <text:p text:style-name="P588"><text:span text:style-name="_3c_C_3e_"><text:span text:style-name="T605"><text:tab/></text:span></text:span><text:span text:style-name="_3c_C_3e_"><text:span text:style-name="T606">int </text:span></text:span><text:span text:style-name="_3c_C_3e_"><text:span text:style-name="T605">b = 3; </text:span></text:span><text:span text:style-name="_2f__2f_C"><text:span text:style-name="T605">//debe ser el mismo tipo</text:span></text:span></text:p>
      <text:p text:style-name="P588"><text:span text:style-name="_3c_C_3e_"><text:span text:style-name="T605"><text:tab/>multiply(a, b);} </text:span></text:span></text:p>
      <text:p text:style-name="P588"><text:span text:style-name="_3c_C_3e_"><text:span text:style-name="T605"/></text:span></text:p>
      <text:p text:style-name="P589"><text:span text:style-name="_3c_C_3e_"><text:span text:style-name="T609"/></text:span></text:p>
      <text:p text:style-name="P589"><text:span text:style-name="_3c_C_3e_"><text:span text:style-name="T609">Pasar por Referencia</text:span></text:span></text:p>
      <text:p text:style-name="P590"><text:span text:style-name="_3c_C_3e_"><text:span text:style-name="T610">Para cambiar los valores de unas variables dentro de una función que no devuelve nada </text:span></text:span><text:span text:style-name="_3c_C_3e_"><text:span text:style-name="T611">y que se reflejen fuera</text:span></text:span><text:span text:style-name="_3c_C_3e_"><text:span text:style-name="T610"> sería así:<text:line-break/></text:span></text:span></text:p>
      <text:p text:style-name="P591"><text:span text:style-name="_3c_C_3e_"><text:span text:style-name="T612">template &lt;typename T&gt;</text:span></text:span></text:p>
      <text:p text:style-name="P591"><text:span text:style-name="_3c_C_2b__2b__3e_"><text:span text:style-name="T612">void</text:span></text:span><text:span text:style-name="_3c_C_3e_"><text:span text:style-name="T612"> swap(T </text:span></text:span><text:span text:style-name="_3c_C_2b__2b__3e_"><text:span text:style-name="T612">&amp;</text:span></text:span><text:span text:style-name="_3c_C_3e_"><text:span text:style-name="T612">a, T </text:span></text:span><text:span text:style-name="_3c_C_2b__2b__3e_"><text:span text:style-name="T612">&amp;</text:span></text:span><text:span text:style-name="_3c_C_3e_"><text:span text:style-name="T612">b){</text:span></text:span></text:p>
      <text:p text:style-name="P590"><text:span text:style-name="_3c_C_3e_"><text:span text:style-name="T612"><text:tab/>T aux<text:tab/>= a;</text:span></text:span></text:p>
      <text:p text:style-name="P590"><text:span text:style-name="_3c_C_3e_"><text:span text:style-name="T612"><text:tab/>a<text:tab/><text:tab/><text:tab/>= b;</text:span></text:span></text:p>
      <text:p text:style-name="P590"><text:span text:style-name="_3c_C_3e_"><text:span text:style-name="T612"><text:tab/>b <text:tab/><text:tab/><text:tab/>= aux;}</text:span></text:span><text:span text:style-name="_3c_C_3e_"><text:span text:style-name="T610"><text:line-break/></text:span></text:span></text:p>
      <text:p text:style-name="P589"><text:span text:style-name="_3c_C_3e_"><text:span text:style-name="T609">Varios tipos en la misma función</text:span></text:span></text:p>
      <text:p text:style-name="P590"><text:span text:style-name="_3c_C_3e_"><text:span text:style-name="T610">Como hemos dicho, si pasamos dos tipos distintos a una que admite una sola </text:span></text:span><text:span text:style-name="_3c_C_2b__2b__3e_"><text:span text:style-name="T612">T</text:span></text:span><text:span text:style-name="_3c_C_3e_"><text:span text:style-name="T610">, el programa no compilaría, para hacerlo hay que hacer esto:</text:span></text:span></text:p>
      <text:p text:style-name="P590"><text:span text:style-name="_3c_C_3e_"><text:span text:style-name="T610"/></text:span></text:p>
      <text:p text:style-name="P590"><text:span text:style-name="_3c_C_3e_"><text:span text:style-name="T612">template &lt;</text:span></text:span><text:span text:style-name="_3c_C_2b__2b__3e_"><text:span text:style-name="T612">typename T, typename V, typename D</text:span></text:span><text:span text:style-name="_3c_C_3e_"><text:span text:style-name="T612">&gt; </text:span></text:span><text:span text:style-name="_3c_C_2b__2b__3e_"><text:span text:style-name="T612">D</text:span></text:span><text:span text:style-name="_3c_C_3e_"><text:span text:style-name="T612"> funcion(</text:span></text:span><text:span text:style-name="_3c_C_2b__2b__3e_"><text:span text:style-name="T612">T </text:span></text:span><text:span text:style-name="_3c_C_3e_"><text:span text:style-name="T612">a, </text:span></text:span><text:span text:style-name="_3c_C_2b__2b__3e_"><text:span text:style-name="T612">V</text:span></text:span><text:span text:style-name="_3c_C_3e_"><text:span text:style-name="T612"> b);</text:span></text:span></text:p>
      <text:p text:style-name="P590"><text:span text:style-name="_2f__2f_C"><text:span text:style-name="T612">//aquí D es el t</text:span></text:span><text:span text:style-name="_2f__2f_C"><text:span text:style-name="T613">i</text:span></text:span><text:span text:style-name="_2f__2f_C"><text:span text:style-name="T612">po de devolución de la función. Ya puede ser void, int, double, etc… </text:span></text:span><text:span text:style-name="_2f__2f_C"><text:span text:style-name="T614">Puede ser cualquier letra.</text:span></text:span></text:p>
      <text:p text:style-name="P590"><text:span text:style-name="_3c_C_3e_"><text:span text:style-name="T610"/></text:span></text:p>
      <text:p text:style-name="P589"><text:span text:style-name="_3c_C_3e_"><text:span text:style-name="T609">Pasar funciones como parametros</text:span></text:span></text:p>
      <text:p text:style-name="P590"><text:span text:style-name="_3c_C_3e_"><text:span text:style-name="T610">Pero es que podemos pasar cualquier cosa:<text:line-break/></text:span></text:span></text:p>
      <text:p text:style-name="P590"><text:span text:style-name="_3c_C_3e_"><text:span text:style-name="T612">template &lt;typename T, typename F, typename K&gt; void funcion(T*, </text:span></text:span><text:span text:style-name="_3c_C_2b__2b__3e_"><text:span text:style-name="T612">F (*f)(K)</text:span></text:span><text:span text:style-name="_3c_C_3e_"><text:span text:style-name="T612">);</text:span></text:span></text:p>
      <text:p text:style-name="P590"><text:span text:style-name="_2f__2f_C"><text:span text:style-name="T614">//esto crearia una void funcion, que permitiría como parametros, un tipo puntero de cualquier tipo (podria ser una matriz, ya que apunta al primer elemento) y como segundo parametro una funcion (</text:span></text:span><text:span text:style-name="_2f__2f_C"><text:span text:style-name="T613">las funciones pasadas por parametro se convierten automaticamente a puntero. no necesitan &amp;funcion, aunque también eso se puede hacer</text:span></text:span><text:span text:style-name="_2f__2f_C"><text:span text:style-name="T614">) que devolviera el parámetro F y que tomara como parametro único </text:span></text:span><text:span text:style-name="_2f__2f_C"><text:span text:style-name="T613">de </text:span></text:span><text:span text:style-name="_2f__2f_C"><text:span text:style-name="T614">cualquie</text:span></text:span><text:span text:style-name="_2f__2f_C"><text:span text:style-name="T613">r</text:span></text:span><text:span text:style-name="_2f__2f_C"><text:span text:style-name="T614"> tipo K.</text:span></text:span></text:p>
      <text:p text:style-name="P590"><text:span text:style-name="_2f__2f_C"><text:span text:style-name="T614"/></text:span></text:p>
      <text:p text:style-name="P590"><text:span text:style-name="_2f__2f_C"><text:span text:style-name="T614"/></text:span></text:p>
      <text:p text:style-name="P591"><text:soft-page-break/><text:span text:style-name="_3c_C_3e_"><text:span text:style-name="T610">Pero </text:span></text:span><text:span text:style-name="_3c_C_3e_"><text:span text:style-name="T611">en el ejemplo anterior podemos ser mucho más genéricos:<text:line-break/></text:span></text:span></text:p>
      <text:p text:style-name="P591"><text:span text:style-name="_3c_C_3e_"><text:span text:style-name="T612">template &lt;typename T, typename F&gt; void funcion(T*, </text:span></text:span><text:span text:style-name="_3c_C_2b__2b__3e_"><text:span text:style-name="T612">F </text:span></text:span><text:span text:style-name="_3c_C_2b__2b__3e_"><text:span text:style-name="T613">f</text:span></text:span><text:span text:style-name="_3c_C_2b__2b__3e_"><text:span text:style-name="T612">)</text:span></text:span><text:span text:style-name="_3c_C_3e_"><text:span text:style-name="T612">); </text:span></text:span><text:span text:style-name="_2f__2f_C"><text:span text:style-name="T612">//</text:span></text:span><text:span text:style-name="_2f__2f_C"><text:span text:style-name="T613">quitamos K</text:span></text:span><text:span text:style-name="_3c_C_3e_"><text:span text:style-name="T612"><text:line-break/></text:span></text:span><text:span text:style-name="_2f__2f_C"><text:span text:style-name="T612">//</text:span></text:span><text:span text:style-name="_2f__2f_C"><text:span text:style-name="T613">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6-01-14T20:58:01.598890100</dc:date>
    <meta:editing-duration>P3DT22H24M11S</meta:editing-duration>
    <meta:editing-cycles>549</meta:editing-cycles>
    <meta:generator>LibreOffice/25.2.7.2$Windows_X86_64 LibreOffice_project/5cbfd1ab6520636bb5f7b99185aa69bd7456825d</meta:generator>
    <meta:print-date>2025-01-04T16:07:11.302000000</meta:print-date>
    <meta:printed-by>Archivos PDF</meta:printed-by>
    <meta:document-statistic meta:table-count="0" meta:image-count="0" meta:object-count="0" meta:page-count="58" meta:paragraph-count="1532" meta:word-count="13855" meta:character-count="85481" meta:non-whitespace-character-count="72206"/>
  </office:meta>
</office:document-meta>
</file>